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5547in"/>
    </style:style>
    <style:style style:name="co2" style:family="table-column">
      <style:table-column-properties fo:break-before="auto" style:column-width="0.7626in"/>
    </style:style>
    <style:style style:name="co3" style:family="table-column">
      <style:table-column-properties fo:break-before="auto" style:column-width="0.6374in"/>
    </style:style>
    <style:style style:name="co4" style:family="table-column">
      <style:table-column-properties fo:break-before="auto" style:column-width="0.4307in"/>
    </style:style>
    <style:style style:name="co5" style:family="table-column">
      <style:table-column-properties fo:break-before="auto" style:column-width="0.8764in"/>
    </style:style>
    <style:style style:name="co6" style:family="table-column">
      <style:table-column-properties fo:break-before="auto" style:column-width="1.3945in"/>
    </style:style>
    <style:style style:name="co7" style:family="table-column">
      <style:table-column-properties fo:break-before="auto" style:column-width="0.6583in"/>
    </style:style>
    <style:style style:name="co8" style:family="table-column">
      <style:table-column-properties fo:break-before="auto" style:column-width="0.5134in"/>
    </style:style>
    <style:style style:name="co9" style:family="table-column">
      <style:table-column-properties fo:break-before="auto" style:column-width="2.4827in"/>
    </style:style>
    <style:style style:name="co10" style:family="table-column">
      <style:table-column-properties fo:break-before="auto" style:column-width="1.4154in"/>
    </style:style>
    <style:style style:name="co11" style:family="table-column">
      <style:table-column-properties fo:break-before="auto" style:column-width="2.4409in"/>
    </style:style>
    <style:style style:name="co12" style:family="table-column">
      <style:table-column-properties fo:break-before="auto" style:column-width="2.2445in"/>
    </style:style>
    <style:style style:name="co13" style:family="table-column">
      <style:table-column-properties fo:break-before="auto" style:column-width="1.6535in"/>
    </style:style>
    <style:style style:name="co14" style:family="table-column">
      <style:table-column-properties fo:break-before="auto" style:column-width="1.9437in"/>
    </style:style>
    <style:style style:name="co15" style:family="table-column">
      <style:table-column-properties fo:break-before="auto" style:column-width="1.5811in"/>
    </style:style>
    <style:style style:name="co16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_3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office:value-type="float" office:value="105165">
            <text:p>105165</text:p>
          </table:table-cell>
          <table:table-cell office:value-type="string">
            <text:p>U-14</text:p>
          </table:table-cell>
          <table:table-cell office:value-type="string">
            <text:p>Girls</text:p>
          </table:table-cell>
          <table:table-cell office:value-type="string">
            <text:p>Class IV</text:p>
          </table:table-cell>
          <table:table-cell office:value-type="string">
            <text:p>Trav.</text:p>
          </table:table-cell>
          <table:table-cell office:value-type="string">
            <text:p>Mill 145</text:p>
          </table:table-cell>
          <table:table-cell office:value-type="string">
            <text:p>Lightning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lue</text:p>
          </table:table-cell>
          <table:table-cell office:value-type="string">
            <text:p>Adam O'Dea</text:p>
          </table:table-cell>
          <table:table-cell office:value-type="string">
            <text:p>650-222-3498</text:p>
          </table:table-cell>
          <table:table-cell office:value-type="string">
            <text:p>adam.e.odea@gmail.com</text:p>
          </table:table-cell>
          <table:table-cell table:number-columns-repeated="3"/>
        </table:table-row>
        <table:table-row table:style-name="ro1">
          <table:table-cell office:value-type="float" office:value="105151">
            <text:p>105151</text:p>
          </table:table-cell>
          <table:table-cell office:value-type="string">
            <text:p>U-12</text:p>
          </table:table-cell>
          <table:table-cell office:value-type="string">
            <text:p>Girls</text:p>
          </table:table-cell>
          <table:table-cell office:value-type="string">
            <text:p>Class IV</text:p>
          </table:table-cell>
          <table:table-cell office:value-type="string">
            <text:p>Trav.</text:p>
          </table:table-cell>
          <table:table-cell office:value-type="string">
            <text:p>Sara. 27</text:p>
          </table:table-cell>
          <table:table-cell office:value-type="string">
            <text:p>Superstars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lue &amp; White</text:p>
          </table:table-cell>
          <table:table-cell office:value-type="string">
            <text:p>Ali Zahabi</text:p>
          </table:table-cell>
          <table:table-cell office:value-type="string">
            <text:p>408-806-6047</text:p>
          </table:table-cell>
          <table:table-cell office:value-type="string">
            <text:p>a_zahabi@yahoo.com</text:p>
          </table:table-cell>
          <table:table-cell table:number-columns-repeated="3"/>
        </table:table-row>
        <table:table-row table:style-name="ro1">
          <table:table-cell office:value-type="float" office:value="105035">
            <text:p>105035</text:p>
          </table:table-cell>
          <table:table-cell office:value-type="string">
            <text:p>U-14</text:p>
          </table:table-cell>
          <table:table-cell office:value-type="string">
            <text:p>Girls</text:p>
          </table:table-cell>
          <table:table-cell office:value-type="string">
            <text:p>Class IV</text:p>
          </table:table-cell>
          <table:table-cell office:value-type="string">
            <text:p>Trav.</text:p>
          </table:table-cell>
          <table:table-cell office:value-type="string">
            <text:p>MV 45</text:p>
          </table:table-cell>
          <table:table-cell office:value-type="string">
            <text:p>Riptid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Royal Blue/White</text:p>
          </table:table-cell>
          <table:table-cell office:value-type="string">
            <text:p>Andrew Carrillo</text:p>
          </table:table-cell>
          <table:table-cell office:value-type="string">
            <text:p>650-283-8720</text:p>
          </table:table-cell>
          <table:table-cell office:value-type="string">
            <text:p>crashb@alummni.stanfordedu</text:p>
          </table:table-cell>
          <table:table-cell table:number-columns-repeated="3"/>
        </table:table-row>
        <table:table-row table:style-name="ro1">
          <table:table-cell office:value-type="float" office:value="105152">
            <text:p>105152</text:p>
          </table:table-cell>
          <table:table-cell office:value-type="string">
            <text:p>U-14</text:p>
          </table:table-cell>
          <table:table-cell office:value-type="string">
            <text:p>Girls</text:p>
          </table:table-cell>
          <table:table-cell office:value-type="string">
            <text:p>Class IV</text:p>
          </table:table-cell>
          <table:table-cell office:value-type="string">
            <text:p>Trav.</text:p>
          </table:table-cell>
          <table:table-cell office:value-type="string">
            <text:p>Sara. 27</text:p>
          </table:table-cell>
          <table:table-cell office:value-type="string">
            <text:p>Spurs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lue &amp; White</text:p>
          </table:table-cell>
          <table:table-cell office:value-type="string">
            <text:p>Andrew McRobbie</text:p>
          </table:table-cell>
          <table:table-cell office:value-type="string">
            <text:p>650-391-4817</text:p>
          </table:table-cell>
          <table:table-cell office:value-type="string">
            <text:p>coachandrewmcrobbie@icloud.com</text:p>
          </table:table-cell>
          <table:table-cell table:number-columns-repeated="3"/>
        </table:table-row>
        <table:table-row table:style-name="ro1">
          <table:table-cell office:value-type="float" office:value="105155">
            <text:p>105155</text:p>
          </table:table-cell>
          <table:table-cell office:value-type="string">
            <text:p>U-10</text:p>
          </table:table-cell>
          <table:table-cell office:value-type="string">
            <text:p>Girls</text:p>
          </table:table-cell>
          <table:table-cell office:value-type="string">
            <text:p>Class IV</text:p>
          </table:table-cell>
          <table:table-cell office:value-type="string">
            <text:p>Trav.</text:p>
          </table:table-cell>
          <table:table-cell office:value-type="string">
            <text:p>MV 45</text:p>
          </table:table-cell>
          <table:table-cell office:value-type="string">
            <text:p>Blue Thunderbolts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Royal Blue/White</text:p>
          </table:table-cell>
          <table:table-cell office:value-type="string">
            <text:p>Andrew Rasmussen</text:p>
          </table:table-cell>
          <table:table-cell office:value-type="string">
            <text:p>650-722-3652</text:p>
          </table:table-cell>
          <table:table-cell office:value-type="string">
            <text:p>arasmus@slac.stanford.edu</text:p>
          </table:table-cell>
          <table:table-cell table:number-columns-repeated="3"/>
        </table:table-row>
        <table:table-row table:style-name="ro1">
          <table:table-cell office:value-type="float" office:value="105226">
            <text:p>105226</text:p>
          </table:table-cell>
          <table:table-cell office:value-type="string">
            <text:p>U-12</text:p>
          </table:table-cell>
          <table:table-cell office:value-type="string">
            <text:p>Girls</text:p>
          </table:table-cell>
          <table:table-cell office:value-type="string">
            <text:p>Class IV</text:p>
          </table:table-cell>
          <table:table-cell office:value-type="string">
            <text:p>Trav.</text:p>
          </table:table-cell>
          <table:table-cell office:value-type="string">
            <text:p>SV 44</text:p>
          </table:table-cell>
          <table:table-cell office:value-type="string">
            <text:p>Shining Novas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eal/Navy Stripes &amp; Red/Black Stripes</text:p>
          </table:table-cell>
          <table:table-cell office:value-type="string">
            <text:p>Anna Costa</text:p>
          </table:table-cell>
          <table:table-cell office:value-type="string">
            <text:p>775-671-2130</text:p>
          </table:table-cell>
          <table:table-cell office:value-type="string">
            <text:p>annamarie.costa@gmail.com</text:p>
          </table:table-cell>
          <table:table-cell table:number-columns-repeated="3"/>
        </table:table-row>
        <table:table-row table:style-name="ro1">
          <table:table-cell office:value-type="float" office:value="105156">
            <text:p>105156</text:p>
          </table:table-cell>
          <table:table-cell office:value-type="string">
            <text:p>U-12</text:p>
          </table:table-cell>
          <table:table-cell office:value-type="string">
            <text:p>Girls</text:p>
          </table:table-cell>
          <table:table-cell office:value-type="string">
            <text:p>Class IV</text:p>
          </table:table-cell>
          <table:table-cell office:value-type="string">
            <text:p>Trav.</text:p>
          </table:table-cell>
          <table:table-cell office:value-type="string">
            <text:p>PA 26</text:p>
          </table:table-cell>
          <table:table-cell office:value-type="string">
            <text:p>Blue Thunder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lue/White</text:p>
          </table:table-cell>
          <table:table-cell office:value-type="string">
            <text:p>arl Yost</text:p>
          </table:table-cell>
          <table:table-cell office:value-type="string">
            <text:p>650-283-9345</text:p>
          </table:table-cell>
          <table:table-cell office:value-type="string">
            <text:p>karlyost@gmail.com</text:p>
          </table:table-cell>
          <table:table-cell table:number-columns-repeated="3"/>
        </table:table-row>
        <table:table-row table:style-name="ro2">
          <table:table-cell office:value-type="float" office:value="105241">
            <text:p>105241</text:p>
          </table:table-cell>
          <table:table-cell office:value-type="string">
            <text:p>U-12</text:p>
          </table:table-cell>
          <table:table-cell office:value-type="string">
            <text:p>Boys</text:p>
          </table:table-cell>
          <table:table-cell office:value-type="string">
            <text:p>Class IV</text:p>
          </table:table-cell>
          <table:table-cell office:value-type="string">
            <text:p>Trav.</text:p>
          </table:table-cell>
          <table:table-cell office:value-type="string">
            <text:p>SM 36</text:p>
          </table:table-cell>
          <table:table-cell office:value-type="string">
            <text:p>United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lack</text:p>
          </table:table-cell>
          <table:table-cell office:value-type="string">
            <text:p>arn Johan</text:p>
          </table:table-cell>
          <table:table-cell office:value-type="string">
            <text:p>650-430-3083</text:p>
          </table:table-cell>
          <table:table-cell office:value-type="string">
            <text:p>arn_Johal@yahoo.com</text:p>
          </table:table-cell>
          <table:table-cell table:number-columns-repeated="3"/>
        </table:table-row>
        <table:table-row table:style-name="ro2">
          <table:table-cell office:value-type="float" office:value="105200">
            <text:p>105200</text:p>
          </table:table-cell>
          <table:table-cell office:value-type="string">
            <text:p>U-10</text:p>
          </table:table-cell>
          <table:table-cell office:value-type="string">
            <text:p>Girls</text:p>
          </table:table-cell>
          <table:table-cell office:value-type="string">
            <text:p>Class IV</text:p>
          </table:table-cell>
          <table:table-cell office:value-type="string">
            <text:p>Trav.</text:p>
          </table:table-cell>
          <table:table-cell office:value-type="string">
            <text:p>SJ 64</text:p>
          </table:table-cell>
          <table:table-cell office:value-type="string">
            <text:p>TBD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BD</text:p>
          </table:table-cell>
          <table:table-cell office:value-type="string">
            <text:p>Art Zimmerman</text:p>
          </table:table-cell>
          <table:table-cell office:value-type="string">
            <text:p>rc@ayso64.org</text:p>
          </table:table-cell>
          <table:table-cell table:number-columns-repeated="4"/>
        </table:table-row>
        <table:table-row table:style-name="ro1">
          <table:table-cell office:value-type="float" office:value="105183">
            <text:p>105183</text:p>
          </table:table-cell>
          <table:table-cell office:value-type="string">
            <text:p>U-12</text:p>
          </table:table-cell>
          <table:table-cell office:value-type="string">
            <text:p>Girls</text:p>
          </table:table-cell>
          <table:table-cell office:value-type="string">
            <text:p>Class IV</text:p>
          </table:table-cell>
          <table:table-cell office:value-type="string">
            <text:p>Trav.</text:p>
          </table:table-cell>
          <table:table-cell office:value-type="string">
            <text:p>Prune 256</text:p>
          </table:table-cell>
          <table:table-cell office:value-type="string">
            <text:p>Fog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White</text:p>
          </table:table-cell>
          <table:table-cell office:value-type="string">
            <text:p>aty Valadez</text:p>
          </table:table-cell>
          <table:table-cell office:value-type="string">
            <text:p>831-535-3967</text:p>
          </table:table-cell>
          <table:table-cell office:value-type="string">
            <text:p>katelynsamuels@yahoo.com</text:p>
          </table:table-cell>
          <table:table-cell table:number-columns-repeated="3"/>
        </table:table-row>
        <table:table-row table:style-name="ro2">
          <table:table-cell office:value-type="float" office:value="105167">
            <text:p>105167</text:p>
          </table:table-cell>
          <table:table-cell office:value-type="string">
            <text:p>U-10</text:p>
          </table:table-cell>
          <table:table-cell office:value-type="string">
            <text:p>Boys</text:p>
          </table:table-cell>
          <table:table-cell office:value-type="string">
            <text:p>Class IV</text:p>
          </table:table-cell>
          <table:table-cell office:value-type="string">
            <text:p>Trav.</text:p>
          </table:table-cell>
          <table:table-cell office:value-type="string">
            <text:p>MV 45</text:p>
          </table:table-cell>
          <table:table-cell office:value-type="string">
            <text:p>Tsunamis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Royal Blue/White</text:p>
          </table:table-cell>
          <table:table-cell office:value-type="string">
            <text:p>Ben Wood</text:p>
          </table:table-cell>
          <table:table-cell office:value-type="string">
            <text:p>650-215-3652</text:p>
          </table:table-cell>
          <table:table-cell office:value-type="string">
            <text:p>benwd3327@gmail.com</text:p>
          </table:table-cell>
          <table:table-cell table:number-columns-repeated="3"/>
        </table:table-row>
        <table:table-row table:style-name="ro1">
          <table:table-cell office:value-type="float" office:value="105184">
            <text:p>105184</text:p>
          </table:table-cell>
          <table:table-cell office:value-type="string">
            <text:p>U-19</text:p>
          </table:table-cell>
          <table:table-cell office:value-type="string">
            <text:p>Girls</text:p>
          </table:table-cell>
          <table:table-cell office:value-type="string">
            <text:p>Class IV</text:p>
          </table:table-cell>
          <table:table-cell office:value-type="string">
            <text:p>Trav.</text:p>
          </table:table-cell>
          <table:table-cell office:value-type="string">
            <text:p>MV 45</text:p>
          </table:table-cell>
          <table:table-cell office:value-type="string">
            <text:p>Aftershock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Royal Blue/White</text:p>
          </table:table-cell>
          <table:table-cell office:value-type="string">
            <text:p>Bill DeVincenzi</text:p>
          </table:table-cell>
          <table:table-cell office:value-type="string">
            <text:p>650-200-6165</text:p>
          </table:table-cell>
          <table:table-cell office:value-type="string">
            <text:p>billdevincenzi@yahoo.com</text:p>
          </table:table-cell>
          <table:table-cell table:number-columns-repeated="3"/>
        </table:table-row>
        <table:table-row table:style-name="ro1">
          <table:table-cell office:value-type="float" office:value="105201">
            <text:p>105201</text:p>
          </table:table-cell>
          <table:table-cell office:value-type="string">
            <text:p>U-12</text:p>
          </table:table-cell>
          <table:table-cell office:value-type="string">
            <text:p>Boys</text:p>
          </table:table-cell>
          <table:table-cell office:value-type="string">
            <text:p>Class IV</text:p>
          </table:table-cell>
          <table:table-cell office:value-type="string">
            <text:p>Trav.</text:p>
          </table:table-cell>
          <table:table-cell office:value-type="string">
            <text:p>MV 45</text:p>
          </table:table-cell>
          <table:table-cell office:value-type="string">
            <text:p>MV United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Royal Blue/White</text:p>
          </table:table-cell>
          <table:table-cell office:value-type="string">
            <text:p>Brian Eugeni</text:p>
          </table:table-cell>
          <table:table-cell office:value-type="string">
            <text:p>408-313-8367</text:p>
          </table:table-cell>
          <table:table-cell office:value-type="string">
            <text:p>ayso45brian@gmail.com</text:p>
          </table:table-cell>
          <table:table-cell table:number-columns-repeated="3"/>
        </table:table-row>
        <table:table-row table:style-name="ro1">
          <table:table-cell office:value-type="float" office:value="105160">
            <text:p>105160</text:p>
          </table:table-cell>
          <table:table-cell office:value-type="string">
            <text:p>U-12</text:p>
          </table:table-cell>
          <table:table-cell office:value-type="string">
            <text:p>Boys</text:p>
          </table:table-cell>
          <table:table-cell office:value-type="string">
            <text:p>Class IV</text:p>
          </table:table-cell>
          <table:table-cell office:value-type="string">
            <text:p>Trav.</text:p>
          </table:table-cell>
          <table:table-cell office:value-type="string">
            <text:p>MV 45</text:p>
          </table:table-cell>
          <table:table-cell office:value-type="string">
            <text:p>REAL Mountain View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Royal Blue/White</text:p>
          </table:table-cell>
          <table:table-cell office:value-type="string">
            <text:p>Brian Lunn</text:p>
          </table:table-cell>
          <table:table-cell office:value-type="string">
            <text:p>408-660-0774</text:p>
          </table:table-cell>
          <table:table-cell office:value-type="string">
            <text:p>b.lunn@comcast.net</text:p>
          </table:table-cell>
          <table:table-cell table:number-columns-repeated="3"/>
        </table:table-row>
        <table:table-row table:style-name="ro2">
          <table:table-cell office:value-type="float" office:value="105190">
            <text:p>105190</text:p>
          </table:table-cell>
          <table:table-cell office:value-type="string">
            <text:p>U-10</text:p>
          </table:table-cell>
          <table:table-cell office:value-type="string">
            <text:p>Boys</text:p>
          </table:table-cell>
          <table:table-cell office:value-type="string">
            <text:p>Class IV</text:p>
          </table:table-cell>
          <table:table-cell office:value-type="string">
            <text:p>Trav.</text:p>
          </table:table-cell>
          <table:table-cell office:value-type="string">
            <text:p>MV 45</text:p>
          </table:table-cell>
          <table:table-cell office:value-type="string">
            <text:p>Tornados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Royal Blue/White</text:p>
          </table:table-cell>
          <table:table-cell office:value-type="string">
            <text:p>Bryan Peltier</text:p>
          </table:table-cell>
          <table:table-cell office:value-type="string">
            <text:p>650-996-5982</text:p>
          </table:table-cell>
          <table:table-cell office:value-type="string">
            <text:p>speltier@yahoo.com</text:p>
          </table:table-cell>
          <table:table-cell table:number-columns-repeated="3"/>
        </table:table-row>
        <table:table-row table:style-name="ro1">
          <table:table-cell office:value-type="float" office:value="105383">
            <text:p>105383</text:p>
          </table:table-cell>
          <table:table-cell office:value-type="string">
            <text:p>U-10</text:p>
          </table:table-cell>
          <table:table-cell office:value-type="string">
            <text:p>Girls</text:p>
          </table:table-cell>
          <table:table-cell office:value-type="string">
            <text:p>Class IV</text:p>
          </table:table-cell>
          <table:table-cell office:value-type="string">
            <text:p>Trav.</text:p>
          </table:table-cell>
          <table:table-cell office:value-type="string">
            <text:p>Pac 157</text:p>
          </table:table-cell>
          <table:table-cell office:value-type="string">
            <text:p>Sonic Boo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lue</text:p>
          </table:table-cell>
          <table:table-cell office:value-type="string">
            <text:p>Chris Copeland</text:p>
          </table:table-cell>
          <table:table-cell office:value-type="string">
            <text:p>415-385-9051</text:p>
          </table:table-cell>
          <table:table-cell office:value-type="string">
            <text:p>artvdelay@yahoo.com</text:p>
          </table:table-cell>
          <table:table-cell table:number-columns-repeated="3"/>
        </table:table-row>
        <table:table-row table:style-name="ro1">
          <table:table-cell office:value-type="float" office:value="105235">
            <text:p>105235</text:p>
          </table:table-cell>
          <table:table-cell office:value-type="string">
            <text:p>U-12</text:p>
          </table:table-cell>
          <table:table-cell office:value-type="string">
            <text:p>Boys</text:p>
          </table:table-cell>
          <table:table-cell office:value-type="string">
            <text:p>Class IV</text:p>
          </table:table-cell>
          <table:table-cell office:value-type="string">
            <text:p>Trav.</text:p>
          </table:table-cell>
          <table:table-cell office:value-type="string">
            <text:p>PA 26</text:p>
          </table:table-cell>
          <table:table-cell office:value-type="string">
            <text:p>Sharks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avy Blue/White</text:p>
          </table:table-cell>
          <table:table-cell office:value-type="string">
            <text:p>Chris Jones</text:p>
          </table:table-cell>
          <table:table-cell office:value-type="string">
            <text:p>650-450-1513 cell 650-424-8624 home</text:p>
          </table:table-cell>
          <table:table-cell office:value-type="string">
            <text:p>chris_jones@canalys.com</text:p>
          </table:table-cell>
          <table:table-cell table:number-columns-repeated="3"/>
        </table:table-row>
        <table:table-row table:style-name="ro1">
          <table:table-cell office:value-type="float" office:value="105145">
            <text:p>105145</text:p>
          </table:table-cell>
          <table:table-cell office:value-type="string">
            <text:p>U-10</text:p>
          </table:table-cell>
          <table:table-cell office:value-type="string">
            <text:p>Boys</text:p>
          </table:table-cell>
          <table:table-cell office:value-type="string">
            <text:p>Class IV</text:p>
          </table:table-cell>
          <table:table-cell office:value-type="string">
            <text:p>Trav.</text:p>
          </table:table-cell>
          <table:table-cell office:value-type="string">
            <text:p>Sara. 27</text:p>
          </table:table-cell>
          <table:table-cell office:value-type="string">
            <text:p>Clash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lue &amp; White</text:p>
          </table:table-cell>
          <table:table-cell office:value-type="string">
            <text:p>Chris Wire</text:p>
          </table:table-cell>
          <table:table-cell office:value-type="string">
            <text:p>c: 408-674-1215 h: 408-867-5221</text:p>
          </table:table-cell>
          <table:table-cell office:value-type="string">
            <text:p>cwire99@att.net</text:p>
          </table:table-cell>
          <table:table-cell table:number-columns-repeated="3"/>
        </table:table-row>
        <table:table-row table:style-name="ro1">
          <table:table-cell office:value-type="float" office:value="105036">
            <text:p>105036</text:p>
          </table:table-cell>
          <table:table-cell office:value-type="string">
            <text:p>U-14</text:p>
          </table:table-cell>
          <table:table-cell office:value-type="string">
            <text:p>Boys</text:p>
          </table:table-cell>
          <table:table-cell office:value-type="string">
            <text:p>Class IV</text:p>
          </table:table-cell>
          <table:table-cell office:value-type="string">
            <text:p>Trav.</text:p>
          </table:table-cell>
          <table:table-cell office:value-type="string">
            <text:p>MV 45</text:p>
          </table:table-cell>
          <table:table-cell office:value-type="string">
            <text:p>Hammers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Royal Blue/White</text:p>
          </table:table-cell>
          <table:table-cell office:value-type="string">
            <text:p>Christopher Viaggi</text:p>
          </table:table-cell>
          <table:table-cell office:value-type="string">
            <text:p>650-279-9723</text:p>
          </table:table-cell>
          <table:table-cell office:value-type="string">
            <text:p>viaggi@nietzsche.net</text:p>
          </table:table-cell>
          <table:table-cell table:number-columns-repeated="3"/>
        </table:table-row>
        <table:table-row table:style-name="ro1">
          <table:table-cell office:value-type="float" office:value="105243">
            <text:p>105243</text:p>
          </table:table-cell>
          <table:table-cell office:value-type="string">
            <text:p>U-12</text:p>
          </table:table-cell>
          <table:table-cell office:value-type="string">
            <text:p>Girls</text:p>
          </table:table-cell>
          <table:table-cell office:value-type="string">
            <text:p>Class IV</text:p>
          </table:table-cell>
          <table:table-cell office:value-type="string">
            <text:p>Trav.</text:p>
          </table:table-cell>
          <table:table-cell office:value-type="string">
            <text:p>SM 36</text:p>
          </table:table-cell>
          <table:table-cell office:value-type="string">
            <text:p>Flames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lack</text:p>
          </table:table-cell>
          <table:table-cell office:value-type="string">
            <text:p>Colin Hurd</text:p>
          </table:table-cell>
          <table:table-cell office:value-type="string">
            <text:p>650-245-6908</text:p>
          </table:table-cell>
          <table:table-cell office:value-type="string">
            <text:p>colin@asana.com</text:p>
          </table:table-cell>
          <table:table-cell table:number-columns-repeated="3"/>
        </table:table-row>
        <table:table-row table:style-name="ro2">
          <table:table-cell office:value-type="string">
            <text:p>ID</text:p>
          </table:table-cell>
          <table:table-cell office:value-type="string">
            <text:p>Age Group</text:p>
          </table:table-cell>
          <table:table-cell office:value-type="string">
            <text:p>Gender</text:p>
          </table:table-cell>
          <table:table-cell office:value-type="string">
            <text:p>Class</text:p>
          </table:table-cell>
          <table:table-cell office:value-type="string">
            <text:p>Type</text:p>
          </table:table-cell>
          <table:table-cell office:value-type="string">
            <text:p>Organization</text:p>
          </table:table-cell>
          <table:table-cell office:value-type="string">
            <text:p>Team Name</text:p>
          </table:table-cell>
          <table:table-cell office:value-type="string">
            <text:p>Referees</text:p>
          </table:table-cell>
          <table:table-cell office:value-type="string">
            <text:p>Roster</text:p>
          </table:table-cell>
          <table:table-cell office:value-type="string">
            <text:p>Colors</text:p>
          </table:table-cell>
          <table:table-cell office:value-type="string">
            <text:p>Contact</text:p>
          </table:table-cell>
          <table:table-cell office:value-type="string">
            <text:p>Phone</text:p>
          </table:table-cell>
          <table:table-cell office:value-type="string">
            <text:p>Email</text:p>
          </table:table-cell>
          <table:table-cell table:number-columns-repeated="3"/>
        </table:table-row>
        <table:table-row table:style-name="ro1">
          <table:table-cell office:value-type="float" office:value="105239">
            <text:p>105239</text:p>
          </table:table-cell>
          <table:table-cell office:value-type="string">
            <text:p>U-14</text:p>
          </table:table-cell>
          <table:table-cell office:value-type="string">
            <text:p>Girls</text:p>
          </table:table-cell>
          <table:table-cell office:value-type="string">
            <text:p>Class IV</text:p>
          </table:table-cell>
          <table:table-cell office:value-type="string">
            <text:p>Trav.</text:p>
          </table:table-cell>
          <table:table-cell office:value-type="string">
            <text:p>SM 36</text:p>
          </table:table-cell>
          <table:table-cell office:value-type="string">
            <text:p>Shadows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lack/Silver</text:p>
          </table:table-cell>
          <table:table-cell office:value-type="string">
            <text:p>Curtis Bunch</text:p>
          </table:table-cell>
          <table:table-cell office:value-type="string">
            <text:p>650-274-1374</text:p>
          </table:table-cell>
          <table:table-cell office:value-type="string">
            <text:p>bennieshannon@gmail.com</text:p>
          </table:table-cell>
          <table:table-cell table:number-columns-repeated="3"/>
        </table:table-row>
        <table:table-row table:style-name="ro1">
          <table:table-cell office:value-type="float" office:value="105372">
            <text:p>105372</text:p>
          </table:table-cell>
          <table:table-cell office:value-type="string">
            <text:p>U-14</text:p>
          </table:table-cell>
          <table:table-cell office:value-type="string">
            <text:p>Boys</text:p>
          </table:table-cell>
          <table:table-cell office:value-type="string">
            <text:p>Class IV</text:p>
          </table:table-cell>
          <table:table-cell office:value-type="string">
            <text:p>Trav.</text:p>
          </table:table-cell>
          <table:table-cell office:value-type="string">
            <text:p>DC 146</text:p>
          </table:table-cell>
          <table:table-cell office:value-type="string">
            <text:p>Ravens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BD</text:p>
          </table:table-cell>
          <table:table-cell office:value-type="string">
            <text:p>Daly City</text:p>
          </table:table-cell>
          <table:table-cell office:value-type="string">
            <text:p>415-710-0718</text:p>
          </table:table-cell>
          <table:table-cell office:value-type="string">
            <text:p>dadlima@sbcglobal.net</text:p>
          </table:table-cell>
          <table:table-cell table:number-columns-repeated="3"/>
        </table:table-row>
        <table:table-row table:style-name="ro1">
          <table:table-cell office:value-type="float" office:value="105195">
            <text:p>105195</text:p>
          </table:table-cell>
          <table:table-cell office:value-type="string">
            <text:p>U-12</text:p>
          </table:table-cell>
          <table:table-cell office:value-type="string">
            <text:p>Boys</text:p>
          </table:table-cell>
          <table:table-cell office:value-type="string">
            <text:p>Class IV</text:p>
          </table:table-cell>
          <table:table-cell office:value-type="string">
            <text:p>Trav.</text:p>
          </table:table-cell>
          <table:table-cell office:value-type="string">
            <text:p>SJ 64</text:p>
          </table:table-cell>
          <table:table-cell office:value-type="string">
            <text:p>Red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lue/Black Stripes</text:p>
          </table:table-cell>
          <table:table-cell office:value-type="string">
            <text:p>Dan Chan</text:p>
          </table:table-cell>
          <table:table-cell office:value-type="string">
            <text:p>408-409-5099</text:p>
          </table:table-cell>
          <table:table-cell office:value-type="string">
            <text:p>coachdanayso64@gmail.com</text:p>
          </table:table-cell>
          <table:table-cell table:number-columns-repeated="3"/>
        </table:table-row>
        <table:table-row table:style-name="ro1">
          <table:table-cell office:value-type="float" office:value="105384">
            <text:p>105384</text:p>
          </table:table-cell>
          <table:table-cell office:value-type="string">
            <text:p>U-19</text:p>
          </table:table-cell>
          <table:table-cell office:value-type="string">
            <text:p>Boys</text:p>
          </table:table-cell>
          <table:table-cell office:value-type="string">
            <text:p>Class IV</text:p>
          </table:table-cell>
          <table:table-cell office:value-type="string">
            <text:p>Trav.</text:p>
          </table:table-cell>
          <table:table-cell office:value-type="string">
            <text:p>PA 26</text:p>
          </table:table-cell>
          <table:table-cell office:value-type="string">
            <text:p>Palo Alto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avy Blue/White</text:p>
          </table:table-cell>
          <table:table-cell office:value-type="string">
            <text:p>David Mucciarone</text:p>
          </table:table-cell>
          <table:table-cell office:value-type="string">
            <text:p>650-804-6403</text:p>
          </table:table-cell>
          <table:table-cell office:value-type="string">
            <text:p>mucciarone.david@gmail.com</text:p>
          </table:table-cell>
          <table:table-cell table:number-columns-repeated="3"/>
        </table:table-row>
        <table:table-row table:style-name="ro1">
          <table:table-cell office:value-type="float" office:value="105247">
            <text:p>105247</text:p>
          </table:table-cell>
          <table:table-cell office:value-type="string">
            <text:p>U-10</text:p>
          </table:table-cell>
          <table:table-cell office:value-type="string">
            <text:p>Boys</text:p>
          </table:table-cell>
          <table:table-cell office:value-type="string">
            <text:p>Class IV</text:p>
          </table:table-cell>
          <table:table-cell office:value-type="string">
            <text:p>Trav.</text:p>
          </table:table-cell>
          <table:table-cell office:value-type="string">
            <text:p>Pac 157</text:p>
          </table:table-cell>
          <table:table-cell office:value-type="string">
            <text:p>Riptid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Orange/White</text:p>
          </table:table-cell>
          <table:table-cell office:value-type="string">
            <text:p>David Sansot</text:p>
          </table:table-cell>
          <table:table-cell office:value-type="string">
            <text:p>650-207-0344</text:p>
          </table:table-cell>
          <table:table-cell office:value-type="string">
            <text:p>david@sansot.com</text:p>
          </table:table-cell>
          <table:table-cell table:number-columns-repeated="3"/>
        </table:table-row>
        <table:table-row table:style-name="ro1">
          <table:table-cell office:value-type="float" office:value="105205">
            <text:p>105205</text:p>
          </table:table-cell>
          <table:table-cell office:value-type="string">
            <text:p>U-12</text:p>
          </table:table-cell>
          <table:table-cell office:value-type="string">
            <text:p>Boys</text:p>
          </table:table-cell>
          <table:table-cell office:value-type="string">
            <text:p>Class IV</text:p>
          </table:table-cell>
          <table:table-cell office:value-type="string">
            <text:p>Trav.</text:p>
          </table:table-cell>
          <table:table-cell office:value-type="string">
            <text:p>MP 109</text:p>
          </table:table-cell>
          <table:table-cell office:value-type="string">
            <text:p>Earthquakes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string">
            <text:p>Red &amp; White</text:p>
          </table:table-cell>
          <table:table-cell office:value-type="string">
            <text:p>David Tucker</text:p>
          </table:table-cell>
          <table:table-cell office:value-type="string">
            <text:p>650-380-2887</text:p>
          </table:table-cell>
          <table:table-cell office:value-type="string">
            <text:p>djtux@yahoo.com</text:p>
          </table:table-cell>
          <table:table-cell table:number-columns-repeated="3"/>
        </table:table-row>
        <table:table-row table:style-name="ro2">
          <table:table-cell office:value-type="float" office:value="105211">
            <text:p>105211</text:p>
          </table:table-cell>
          <table:table-cell office:value-type="string">
            <text:p>U-14</text:p>
          </table:table-cell>
          <table:table-cell office:value-type="string">
            <text:p>Girls</text:p>
          </table:table-cell>
          <table:table-cell office:value-type="string">
            <text:p>Class IV</text:p>
          </table:table-cell>
          <table:table-cell office:value-type="string">
            <text:p>Trav.</text:p>
          </table:table-cell>
          <table:table-cell office:value-type="string">
            <text:p>MP 109</text:p>
          </table:table-cell>
          <table:table-cell office:value-type="string">
            <text:p>TNT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Red &amp; White</text:p>
          </table:table-cell>
          <table:table-cell office:value-type="string">
            <text:p>David Weil</text:p>
          </table:table-cell>
          <table:table-cell office:value-type="string">
            <text:p>650-823-3855</text:p>
          </table:table-cell>
          <table:table-cell office:value-type="string">
            <text:p>david.weil@dreyfussir.com</text:p>
          </table:table-cell>
          <table:table-cell table:number-columns-repeated="3"/>
        </table:table-row>
        <table:table-row table:style-name="ro1">
          <table:table-cell office:value-type="float" office:value="105227">
            <text:p>105227</text:p>
          </table:table-cell>
          <table:table-cell office:value-type="string">
            <text:p>U-10</text:p>
          </table:table-cell>
          <table:table-cell office:value-type="string">
            <text:p>Boys</text:p>
          </table:table-cell>
          <table:table-cell office:value-type="string">
            <text:p>Class IV</text:p>
          </table:table-cell>
          <table:table-cell office:value-type="string">
            <text:p>Trav.</text:p>
          </table:table-cell>
          <table:table-cell office:value-type="string">
            <text:p>SV 44</text:p>
          </table:table-cell>
          <table:table-cell office:value-type="string">
            <text:p>Flaming Fireballs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lue/Black and Red/Black</text:p>
          </table:table-cell>
          <table:table-cell office:value-type="string">
            <text:p>Deepak </text:p>
          </table:table-cell>
          <table:table-cell office:value-type="string">
            <text:p>umar</text:p>
          </table:table-cell>
          <table:table-cell office:value-type="string">
            <text:p>408-914-0732</text:p>
          </table:table-cell>
          <table:table-cell office:value-type="string">
            <text:p><text:s/>408-245-5380</text:p>
          </table:table-cell>
          <table:table-cell office:value-type="string">
            <text:p><text:s/>408-373-9698</text:p>
          </table:table-cell>
          <table:table-cell office:value-type="string">
            <text:p>dee_kumar@yahoo.com</text:p>
          </table:table-cell>
        </table:table-row>
        <table:table-row table:style-name="ro1">
          <table:table-cell office:value-type="float" office:value="105388">
            <text:p>105388</text:p>
          </table:table-cell>
          <table:table-cell office:value-type="string">
            <text:p>U-16</text:p>
          </table:table-cell>
          <table:table-cell office:value-type="string">
            <text:p>Boys</text:p>
          </table:table-cell>
          <table:table-cell office:value-type="string">
            <text:p>Class IV</text:p>
          </table:table-cell>
          <table:table-cell office:value-type="string">
            <text:p>Trav.</text:p>
          </table:table-cell>
          <table:table-cell office:value-type="string">
            <text:p>PA 26</text:p>
          </table:table-cell>
          <table:table-cell office:value-type="string">
            <text:p>Elit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avy Blue/White</text:p>
          </table:table-cell>
          <table:table-cell office:value-type="string">
            <text:p>Dejan Milojicic</text:p>
          </table:table-cell>
          <table:table-cell office:value-type="string">
            <text:p>650-468-3929</text:p>
          </table:table-cell>
          <table:table-cell office:value-type="string">
            <text:p>dejan@hpl.hp.com</text:p>
          </table:table-cell>
          <table:table-cell table:number-columns-repeated="3"/>
        </table:table-row>
        <table:table-row table:style-name="ro1">
          <table:table-cell office:value-type="float" office:value="105225">
            <text:p>105225</text:p>
          </table:table-cell>
          <table:table-cell office:value-type="string">
            <text:p>U-12</text:p>
          </table:table-cell>
          <table:table-cell office:value-type="string">
            <text:p>Boys</text:p>
          </table:table-cell>
          <table:table-cell office:value-type="string">
            <text:p>Class IV</text:p>
          </table:table-cell>
          <table:table-cell office:value-type="string">
            <text:p>Trav.</text:p>
          </table:table-cell>
          <table:table-cell office:value-type="string">
            <text:p>SV 44</text:p>
          </table:table-cell>
          <table:table-cell office:value-type="string">
            <text:p>StrikeForc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Red/Black &amp; Blue/Black</text:p>
          </table:table-cell>
          <table:table-cell office:value-type="string">
            <text:p>Detrick Wright</text:p>
          </table:table-cell>
          <table:table-cell office:value-type="string">
            <text:p>408-636-6015</text:p>
          </table:table-cell>
          <table:table-cell office:value-type="string">
            <text:p>wrightappeal@gmail.com</text:p>
          </table:table-cell>
          <table:table-cell table:number-columns-repeated="3"/>
        </table:table-row>
        <table:table-row table:style-name="ro1">
          <table:table-cell office:value-type="float" office:value="105245">
            <text:p>105245</text:p>
          </table:table-cell>
          <table:table-cell office:value-type="string">
            <text:p>U-14</text:p>
          </table:table-cell>
          <table:table-cell office:value-type="string">
            <text:p>Boys</text:p>
          </table:table-cell>
          <table:table-cell office:value-type="string">
            <text:p>Class IV</text:p>
          </table:table-cell>
          <table:table-cell office:value-type="string">
            <text:p>Trav.</text:p>
          </table:table-cell>
          <table:table-cell office:value-type="string">
            <text:p>RWC 1</text:p>
          </table:table-cell>
          <table:table-cell office:value-type="string">
            <text:p>Spiders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lack and Red</text:p>
          </table:table-cell>
          <table:table-cell office:value-type="string">
            <text:p>Don Wetteland</text:p>
          </table:table-cell>
          <table:table-cell office:value-type="string">
            <text:p>650-288-9455</text:p>
          </table:table-cell>
          <table:table-cell office:value-type="string">
            <text:p>dswettelandp199@yahoo.com</text:p>
          </table:table-cell>
          <table:table-cell table:number-columns-repeated="3"/>
        </table:table-row>
        <table:table-row table:style-name="ro1">
          <table:table-cell office:value-type="float" office:value="105246">
            <text:p>105246</text:p>
          </table:table-cell>
          <table:table-cell office:value-type="string">
            <text:p>U-12</text:p>
          </table:table-cell>
          <table:table-cell office:value-type="string">
            <text:p>Boys</text:p>
          </table:table-cell>
          <table:table-cell office:value-type="string">
            <text:p>Class IV</text:p>
          </table:table-cell>
          <table:table-cell office:value-type="string">
            <text:p>Trav.</text:p>
          </table:table-cell>
          <table:table-cell office:value-type="string">
            <text:p>Pac 157</text:p>
          </table:table-cell>
          <table:table-cell office:value-type="string">
            <text:p>Mystics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Orange</text:p>
          </table:table-cell>
          <table:table-cell office:value-type="string">
            <text:p>Eben Sterling</text:p>
          </table:table-cell>
          <table:table-cell office:value-type="string">
            <text:p>415-987-6721</text:p>
          </table:table-cell>
          <table:table-cell office:value-type="string">
            <text:p>ebenthrasher@gmail.com</text:p>
          </table:table-cell>
          <table:table-cell table:number-columns-repeated="3"/>
        </table:table-row>
        <table:table-row table:style-name="ro1">
          <table:table-cell office:value-type="float" office:value="105197">
            <text:p>105197</text:p>
          </table:table-cell>
          <table:table-cell office:value-type="string">
            <text:p>U-12</text:p>
          </table:table-cell>
          <table:table-cell office:value-type="string">
            <text:p>Girls</text:p>
          </table:table-cell>
          <table:table-cell office:value-type="string">
            <text:p>Class IV</text:p>
          </table:table-cell>
          <table:table-cell office:value-type="string">
            <text:p>Trav.</text:p>
          </table:table-cell>
          <table:table-cell office:value-type="string">
            <text:p>SJ 64</text:p>
          </table:table-cell>
          <table:table-cell office:value-type="string">
            <text:p>TBD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Red/White Stripe</text:p>
          </table:table-cell>
          <table:table-cell office:value-type="string">
            <text:p>elly Thees</text:p>
          </table:table-cell>
          <table:table-cell office:value-type="string">
            <text:p>408-479-0566</text:p>
          </table:table-cell>
          <table:table-cell office:value-type="string">
            <text:p>kelly.thees@gmail.com</text:p>
          </table:table-cell>
          <table:table-cell table:number-columns-repeated="3"/>
        </table:table-row>
        <table:table-row table:style-name="ro1">
          <table:table-cell office:value-type="float" office:value="105208">
            <text:p>105208</text:p>
          </table:table-cell>
          <table:table-cell office:value-type="string">
            <text:p>U-12</text:p>
          </table:table-cell>
          <table:table-cell office:value-type="string">
            <text:p>Girls</text:p>
          </table:table-cell>
          <table:table-cell office:value-type="string">
            <text:p>Class IV</text:p>
          </table:table-cell>
          <table:table-cell office:value-type="string">
            <text:p>Trav.</text:p>
          </table:table-cell>
          <table:table-cell office:value-type="string">
            <text:p>MP 109</text:p>
          </table:table-cell>
          <table:table-cell office:value-type="string">
            <text:p>Massacr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Red &amp; White</text:p>
          </table:table-cell>
          <table:table-cell office:value-type="string">
            <text:p>ent Perkocha</text:p>
          </table:table-cell>
          <table:table-cell office:value-type="string">
            <text:p>650-888-0954</text:p>
          </table:table-cell>
          <table:table-cell office:value-type="string">
            <text:p>kentperkocha@yahoo.com</text:p>
          </table:table-cell>
          <table:table-cell table:number-columns-repeated="3"/>
        </table:table-row>
        <table:table-row table:style-name="ro1">
          <table:table-cell office:value-type="float" office:value="105194">
            <text:p>105194</text:p>
          </table:table-cell>
          <table:table-cell office:value-type="string">
            <text:p>U-12</text:p>
          </table:table-cell>
          <table:table-cell office:value-type="string">
            <text:p>Boys</text:p>
          </table:table-cell>
          <table:table-cell office:value-type="string">
            <text:p>Class IV</text:p>
          </table:table-cell>
          <table:table-cell office:value-type="string">
            <text:p>Trav.</text:p>
          </table:table-cell>
          <table:table-cell office:value-type="string">
            <text:p>SJ 64</text:p>
          </table:table-cell>
          <table:table-cell office:value-type="string">
            <text:p>Blu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lue/Black Stripes</text:p>
          </table:table-cell>
          <table:table-cell office:value-type="string">
            <text:p>Eric Dunn</text:p>
          </table:table-cell>
          <table:table-cell office:value-type="string">
            <text:p>408-382-1812</text:p>
          </table:table-cell>
          <table:table-cell office:value-type="string">
            <text:p>e2002dunn@yahoo.com</text:p>
          </table:table-cell>
          <table:table-cell table:number-columns-repeated="3"/>
        </table:table-row>
        <table:table-row table:style-name="ro2">
          <table:table-cell office:value-type="float" office:value="105538">
            <text:p>105538</text:p>
          </table:table-cell>
          <table:table-cell office:value-type="string">
            <text:p>U-10</text:p>
          </table:table-cell>
          <table:table-cell office:value-type="string">
            <text:p>Boys</text:p>
          </table:table-cell>
          <table:table-cell office:value-type="string">
            <text:p>Class IV</text:p>
          </table:table-cell>
          <table:table-cell office:value-type="string">
            <text:p>Trav.</text:p>
          </table:table-cell>
          <table:table-cell office:value-type="string">
            <text:p>PA 26</text:p>
          </table:table-cell>
          <table:table-cell office:value-type="string">
            <text:p>U10B-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avy Blue/White</text:p>
          </table:table-cell>
          <table:table-cell office:value-type="string">
            <text:p>Ernesto Santa Gadea</text:p>
          </table:table-cell>
          <table:table-cell office:value-type="string">
            <text:p>650-575-9290</text:p>
          </table:table-cell>
          <table:table-cell office:value-type="string">
            <text:p>elite10b2@ayso26.org</text:p>
          </table:table-cell>
          <table:table-cell table:number-columns-repeated="3"/>
        </table:table-row>
        <table:table-row table:style-name="ro1">
          <table:table-cell office:value-type="float" office:value="105250">
            <text:p>105250</text:p>
          </table:table-cell>
          <table:table-cell office:value-type="string">
            <text:p>U-12</text:p>
          </table:table-cell>
          <table:table-cell office:value-type="string">
            <text:p>Girls</text:p>
          </table:table-cell>
          <table:table-cell office:value-type="string">
            <text:p>Class IV</text:p>
          </table:table-cell>
          <table:table-cell office:value-type="string">
            <text:p>Trav.</text:p>
          </table:table-cell>
          <table:table-cell office:value-type="string">
            <text:p>DC 146</text:p>
          </table:table-cell>
          <table:table-cell office:value-type="string">
            <text:p>Rebels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lack/White</text:p>
          </table:table-cell>
          <table:table-cell office:value-type="string">
            <text:p>Eryn Urizar Velez</text:p>
          </table:table-cell>
          <table:table-cell office:value-type="string">
            <text:p>415-757-9287</text:p>
          </table:table-cell>
          <table:table-cell office:value-type="string">
            <text:p>eryn0114@att.net</text:p>
          </table:table-cell>
          <table:table-cell table:number-columns-repeated="3"/>
        </table:table-row>
        <table:table-row table:style-name="ro1">
          <table:table-cell office:value-type="float" office:value="105174">
            <text:p>105174</text:p>
          </table:table-cell>
          <table:table-cell office:value-type="string">
            <text:p>U-10</text:p>
          </table:table-cell>
          <table:table-cell office:value-type="string">
            <text:p>Boys</text:p>
          </table:table-cell>
          <table:table-cell office:value-type="string">
            <text:p>Class IV</text:p>
          </table:table-cell>
          <table:table-cell office:value-type="string">
            <text:p>Trav.</text:p>
          </table:table-cell>
          <table:table-cell office:value-type="string">
            <text:p>MV 45</text:p>
          </table:table-cell>
          <table:table-cell office:value-type="string">
            <text:p>Hurricanes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Royal Blue/White</text:p>
          </table:table-cell>
          <table:table-cell office:value-type="string">
            <text:p>evin Beedon</text:p>
          </table:table-cell>
          <table:table-cell office:value-type="string">
            <text:p>650-279-1653</text:p>
          </table:table-cell>
          <table:table-cell office:value-type="string">
            <text:p>ksbeedon@gmail.com</text:p>
          </table:table-cell>
          <table:table-cell table:number-columns-repeated="3"/>
        </table:table-row>
        <table:table-row table:style-name="ro1">
          <table:table-cell office:value-type="float" office:value="105144">
            <text:p>105144</text:p>
          </table:table-cell>
          <table:table-cell office:value-type="string">
            <text:p>U-10</text:p>
          </table:table-cell>
          <table:table-cell office:value-type="string">
            <text:p>Boys</text:p>
          </table:table-cell>
          <table:table-cell office:value-type="string">
            <text:p>Class IV</text:p>
          </table:table-cell>
          <table:table-cell office:value-type="string">
            <text:p>Trav.</text:p>
          </table:table-cell>
          <table:table-cell office:value-type="string">
            <text:p>Sara. 27</text:p>
          </table:table-cell>
          <table:table-cell office:value-type="string">
            <text:p>Strikers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lue &amp; White</text:p>
          </table:table-cell>
          <table:table-cell office:value-type="string">
            <text:p>evin Sroka</text:p>
          </table:table-cell>
          <table:table-cell office:value-type="string">
            <text:p>970-270-5602</text:p>
          </table:table-cell>
          <table:table-cell office:value-type="string">
            <text:p>kevinsroka@gmail.com</text:p>
          </table:table-cell>
          <table:table-cell table:number-columns-repeated="3"/>
        </table:table-row>
        <table:table-row table:style-name="ro1">
          <table:table-cell office:value-type="float" office:value="105187">
            <text:p>105187</text:p>
          </table:table-cell>
          <table:table-cell office:value-type="string">
            <text:p>U-14</text:p>
          </table:table-cell>
          <table:table-cell office:value-type="string">
            <text:p>Boys</text:p>
          </table:table-cell>
          <table:table-cell office:value-type="string">
            <text:p>Class IV</text:p>
          </table:table-cell>
          <table:table-cell office:value-type="string">
            <text:p>Trav.</text:p>
          </table:table-cell>
          <table:table-cell office:value-type="string">
            <text:p>MV 45</text:p>
          </table:table-cell>
          <table:table-cell office:value-type="string">
            <text:p>Gunners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Royal Blue/White</text:p>
          </table:table-cell>
          <table:table-cell office:value-type="string">
            <text:p>Federico De Silva</text:p>
          </table:table-cell>
          <table:table-cell office:value-type="string">
            <text:p>650-269-0840</text:p>
          </table:table-cell>
          <table:table-cell office:value-type="string">
            <text:p>fedeysami@sbcglobal.net</text:p>
          </table:table-cell>
          <table:table-cell table:number-columns-repeated="3"/>
        </table:table-row>
        <table:table-row table:style-name="ro2">
          <table:table-cell office:value-type="float" office:value="105385">
            <text:p>105385</text:p>
          </table:table-cell>
          <table:table-cell office:value-type="string">
            <text:p>U-10</text:p>
          </table:table-cell>
          <table:table-cell office:value-type="string">
            <text:p>Boys</text:p>
          </table:table-cell>
          <table:table-cell office:value-type="string">
            <text:p>Class IV</text:p>
          </table:table-cell>
          <table:table-cell office:value-type="string">
            <text:p>Trav.</text:p>
          </table:table-cell>
          <table:table-cell office:value-type="string">
            <text:p>RWC 1</text:p>
          </table:table-cell>
          <table:table-cell office:value-type="string">
            <text:p>United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Red/Black Stripe</text:p>
          </table:table-cell>
          <table:table-cell office:value-type="string">
            <text:p>Frank Ehrig</text:p>
          </table:table-cell>
          <table:table-cell office:value-type="string">
            <text:p>408-718-0181</text:p>
          </table:table-cell>
          <table:table-cell office:value-type="string">
            <text:p>frank.t.ehrig@intel.com</text:p>
          </table:table-cell>
          <table:table-cell table:number-columns-repeated="3"/>
        </table:table-row>
        <table:table-row table:style-name="ro1">
          <table:table-cell office:value-type="float" office:value="105182">
            <text:p>105182</text:p>
          </table:table-cell>
          <table:table-cell office:value-type="string">
            <text:p>U-14</text:p>
          </table:table-cell>
          <table:table-cell office:value-type="string">
            <text:p>Boys</text:p>
          </table:table-cell>
          <table:table-cell office:value-type="string">
            <text:p>Class IV</text:p>
          </table:table-cell>
          <table:table-cell office:value-type="string">
            <text:p>Trav.</text:p>
          </table:table-cell>
          <table:table-cell office:value-type="string">
            <text:p>LA 43</text:p>
          </table:table-cell>
          <table:table-cell office:value-type="string">
            <text:p>Hawks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Red &amp; White</text:p>
          </table:table-cell>
          <table:table-cell office:value-type="string">
            <text:p>Fred Fisher</text:p>
          </table:table-cell>
          <table:table-cell office:value-type="string">
            <text:p>650-248-6088</text:p>
          </table:table-cell>
          <table:table-cell office:value-type="string">
            <text:p>fredfhome@gmail.com</text:p>
          </table:table-cell>
          <table:table-cell table:number-columns-repeated="3"/>
        </table:table-row>
        <table:table-row table:style-name="ro1">
          <table:table-cell office:value-type="float" office:value="105039">
            <text:p>105039</text:p>
          </table:table-cell>
          <table:table-cell office:value-type="string">
            <text:p>U-14</text:p>
          </table:table-cell>
          <table:table-cell office:value-type="string">
            <text:p>Boys</text:p>
          </table:table-cell>
          <table:table-cell office:value-type="string">
            <text:p>Class IV</text:p>
          </table:table-cell>
          <table:table-cell office:value-type="string">
            <text:p>Trav.</text:p>
          </table:table-cell>
          <table:table-cell office:value-type="string">
            <text:p>FC 62</text:p>
          </table:table-cell>
          <table:table-cell office:value-type="string">
            <text:p>FC United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Royal Blue/White</text:p>
          </table:table-cell>
          <table:table-cell office:value-type="string">
            <text:p>Gajendra Vishwa</text:p>
          </table:table-cell>
          <table:table-cell office:value-type="string">
            <text:p>650-898-4646</text:p>
          </table:table-cell>
          <table:table-cell office:value-type="string">
            <text:p>vishwagajendra@yahoo.com</text:p>
          </table:table-cell>
          <table:table-cell table:number-columns-repeated="3"/>
        </table:table-row>
        <table:table-row table:style-name="ro1">
          <table:table-cell office:value-type="float" office:value="105171">
            <text:p>105171</text:p>
          </table:table-cell>
          <table:table-cell office:value-type="string">
            <text:p>U-16</text:p>
          </table:table-cell>
          <table:table-cell office:value-type="string">
            <text:p>Girls</text:p>
          </table:table-cell>
          <table:table-cell office:value-type="string">
            <text:p>Class IV</text:p>
          </table:table-cell>
          <table:table-cell office:value-type="string">
            <text:p>Trav.</text:p>
          </table:table-cell>
          <table:table-cell office:value-type="string">
            <text:p>MV 45</text:p>
          </table:table-cell>
          <table:table-cell office:value-type="string">
            <text:p>Revolution (U16G)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Royal Blue/White</text:p>
          </table:table-cell>
          <table:table-cell office:value-type="string">
            <text:p>Gary MacLeod</text:p>
          </table:table-cell>
          <table:table-cell office:value-type="string">
            <text:p>650-224-2129</text:p>
          </table:table-cell>
          <table:table-cell office:value-type="string">
            <text:p>gmacleod@pacbell.net</text:p>
          </table:table-cell>
          <table:table-cell table:number-columns-repeated="3"/>
        </table:table-row>
        <table:table-row table:style-name="ro1">
          <table:table-cell office:value-type="float" office:value="105172">
            <text:p>105172</text:p>
          </table:table-cell>
          <table:table-cell office:value-type="string">
            <text:p>U-10</text:p>
          </table:table-cell>
          <table:table-cell office:value-type="string">
            <text:p>Girls</text:p>
          </table:table-cell>
          <table:table-cell office:value-type="string">
            <text:p>Class IV</text:p>
          </table:table-cell>
          <table:table-cell office:value-type="string">
            <text:p>Trav.</text:p>
          </table:table-cell>
          <table:table-cell office:value-type="string">
            <text:p>PA 26</text:p>
          </table:table-cell>
          <table:table-cell office:value-type="string">
            <text:p>Cyclones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avy Blue/White</text:p>
          </table:table-cell>
          <table:table-cell office:value-type="string">
            <text:p>George Jaquette</text:p>
          </table:table-cell>
          <table:table-cell office:value-type="string">
            <text:p>jaquette@gmail.com</text:p>
          </table:table-cell>
          <table:table-cell table:number-columns-repeated="4"/>
        </table:table-row>
        <table:table-row table:style-name="ro2">
          <table:table-cell office:value-type="float" office:value="105248">
            <text:p>105248</text:p>
          </table:table-cell>
          <table:table-cell office:value-type="string">
            <text:p>U-14</text:p>
          </table:table-cell>
          <table:table-cell office:value-type="string">
            <text:p>Girls</text:p>
          </table:table-cell>
          <table:table-cell office:value-type="string">
            <text:p>Class IV</text:p>
          </table:table-cell>
          <table:table-cell office:value-type="string">
            <text:p>Trav.</text:p>
          </table:table-cell>
          <table:table-cell office:value-type="string">
            <text:p>SB 249</text:p>
          </table:table-cell>
          <table:table-cell office:value-type="string">
            <text:p>The Soccer Tea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Grey/Black</text:p>
          </table:table-cell>
          <table:table-cell office:value-type="string">
            <text:p>Henry Dos Santos</text:p>
          </table:table-cell>
          <table:table-cell office:value-type="string">
            <text:p>650-438-1341</text:p>
          </table:table-cell>
          <table:table-cell office:value-type="string">
            <text:p>henryds@me.com</text:p>
          </table:table-cell>
          <table:table-cell table:number-columns-repeated="3"/>
        </table:table-row>
        <table:table-row table:style-name="ro1">
          <table:table-cell office:value-type="float" office:value="105179">
            <text:p>105179</text:p>
          </table:table-cell>
          <table:table-cell office:value-type="string">
            <text:p>U-12</text:p>
          </table:table-cell>
          <table:table-cell office:value-type="string">
            <text:p>Boys</text:p>
          </table:table-cell>
          <table:table-cell office:value-type="string">
            <text:p>Class IV</text:p>
          </table:table-cell>
          <table:table-cell office:value-type="string">
            <text:p>Trav.</text:p>
          </table:table-cell>
          <table:table-cell office:value-type="string">
            <text:p>LA 43</text:p>
          </table:table-cell>
          <table:table-cell office:value-type="string">
            <text:p>Arsena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White &amp; Red</text:p>
          </table:table-cell>
          <table:table-cell office:value-type="string">
            <text:p>Ian Loughran</text:p>
          </table:table-cell>
          <table:table-cell office:value-type="string">
            <text:p>650-440-2382</text:p>
          </table:table-cell>
          <table:table-cell office:value-type="string">
            <text:p>ianloughran@gmail.com</text:p>
          </table:table-cell>
          <table:table-cell table:number-columns-repeated="3"/>
        </table:table-row>
        <table:table-row table:style-name="ro1">
          <table:table-cell office:value-type="float" office:value="105146">
            <text:p>105146</text:p>
          </table:table-cell>
          <table:table-cell office:value-type="string">
            <text:p>U-12</text:p>
          </table:table-cell>
          <table:table-cell office:value-type="string">
            <text:p>Boys</text:p>
          </table:table-cell>
          <table:table-cell office:value-type="string">
            <text:p>Class IV</text:p>
          </table:table-cell>
          <table:table-cell office:value-type="string">
            <text:p>Trav.</text:p>
          </table:table-cell>
          <table:table-cell office:value-type="string">
            <text:p>Sara. 27</text:p>
          </table:table-cell>
          <table:table-cell office:value-type="string">
            <text:p>Riptid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lue &amp; White</text:p>
          </table:table-cell>
          <table:table-cell office:value-type="string">
            <text:p>Ike Van Cruyningen</text:p>
          </table:table-cell>
          <table:table-cell office:value-type="string">
            <text:p>408-647-4751</text:p>
          </table:table-cell>
          <table:table-cell office:value-type="string">
            <text:p>ikevanc@gmail.com</text:p>
          </table:table-cell>
          <table:table-cell table:number-columns-repeated="3"/>
        </table:table-row>
        <table:table-row table:style-name="ro1">
          <table:table-cell office:value-type="float" office:value="105170">
            <text:p>105170</text:p>
          </table:table-cell>
          <table:table-cell office:value-type="string">
            <text:p>U-14</text:p>
          </table:table-cell>
          <table:table-cell office:value-type="string">
            <text:p>Boys</text:p>
          </table:table-cell>
          <table:table-cell office:value-type="string">
            <text:p>Class IV</text:p>
          </table:table-cell>
          <table:table-cell office:value-type="string">
            <text:p>Trav.</text:p>
          </table:table-cell>
          <table:table-cell office:value-type="string">
            <text:p>Pac 157</text:p>
          </table:table-cell>
          <table:table-cell office:value-type="string">
            <text:p>F.C.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White/Black or Orange/Black</text:p>
          </table:table-cell>
          <table:table-cell office:value-type="string">
            <text:p>Ilan Glasman</text:p>
          </table:table-cell>
          <table:table-cell office:value-type="string">
            <text:p>650 892-2229</text:p>
          </table:table-cell>
          <table:table-cell office:value-type="string">
            <text:p>iglasman@earthlink.net</text:p>
          </table:table-cell>
          <table:table-cell table:number-columns-repeated="3"/>
        </table:table-row>
        <table:table-row table:style-name="ro1">
          <table:table-cell office:value-type="float" office:value="105176">
            <text:p>105176</text:p>
          </table:table-cell>
          <table:table-cell office:value-type="string">
            <text:p>U-14</text:p>
          </table:table-cell>
          <table:table-cell office:value-type="string">
            <text:p>Boys</text:p>
          </table:table-cell>
          <table:table-cell office:value-type="string">
            <text:p>Class IV</text:p>
          </table:table-cell>
          <table:table-cell office:value-type="string">
            <text:p>Trav.</text:p>
          </table:table-cell>
          <table:table-cell office:value-type="string">
            <text:p>Cup. 35</text:p>
          </table:table-cell>
          <table:table-cell office:value-type="string">
            <text:p>Cupertino FC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White</text:p>
          </table:table-cell>
          <table:table-cell office:value-type="string">
            <text:p>ishore Choudhury</text:p>
          </table:table-cell>
          <table:table-cell office:value-type="string">
            <text:p>408-439-9854</text:p>
          </table:table-cell>
          <table:table-cell office:value-type="string">
            <text:p>arpan_c@yahoo.com</text:p>
          </table:table-cell>
          <table:table-cell table:number-columns-repeated="3"/>
        </table:table-row>
        <table:table-row table:style-name="ro2">
          <table:table-cell office:value-type="float" office:value="105240">
            <text:p>105240</text:p>
          </table:table-cell>
          <table:table-cell office:value-type="string">
            <text:p>U-14</text:p>
          </table:table-cell>
          <table:table-cell office:value-type="string">
            <text:p>Boys</text:p>
          </table:table-cell>
          <table:table-cell office:value-type="string">
            <text:p>Class IV</text:p>
          </table:table-cell>
          <table:table-cell office:value-type="string">
            <text:p>Trav.</text:p>
          </table:table-cell>
          <table:table-cell office:value-type="string">
            <text:p>SM 36</text:p>
          </table:table-cell>
          <table:table-cell office:value-type="string">
            <text:p>TBD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lack/White</text:p>
          </table:table-cell>
          <table:table-cell office:value-type="string">
            <text:p>J.C. Gonazlez</text:p>
          </table:table-cell>
          <table:table-cell office:value-type="string">
            <text:p>650-200-9662</text:p>
          </table:table-cell>
          <table:table-cell office:value-type="string">
            <text:p>jcminigonzalez@yahoo.com</text:p>
          </table:table-cell>
          <table:table-cell table:number-columns-repeated="3"/>
        </table:table-row>
        <table:table-row table:style-name="ro1">
          <table:table-cell office:value-type="float" office:value="105212">
            <text:p>105212</text:p>
          </table:table-cell>
          <table:table-cell office:value-type="string">
            <text:p>U-10</text:p>
          </table:table-cell>
          <table:table-cell office:value-type="string">
            <text:p>Girls</text:p>
          </table:table-cell>
          <table:table-cell office:value-type="string">
            <text:p>Class IV</text:p>
          </table:table-cell>
          <table:table-cell office:value-type="string">
            <text:p>Trav.</text:p>
          </table:table-cell>
          <table:table-cell office:value-type="string">
            <text:p>MP 109</text:p>
          </table:table-cell>
          <table:table-cell office:value-type="string">
            <text:p>Flam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Red &amp; White</text:p>
          </table:table-cell>
          <table:table-cell office:value-type="string">
            <text:p>Jake Moffat</text:p>
          </table:table-cell>
          <table:table-cell office:value-type="string">
            <text:p>650-233-9379</text:p>
          </table:table-cell>
          <table:table-cell office:value-type="string">
            <text:p>jmoffat@shschools.org</text:p>
          </table:table-cell>
          <table:table-cell table:number-columns-repeated="3"/>
        </table:table-row>
        <table:table-row table:style-name="ro1">
          <table:table-cell office:value-type="float" office:value="105188">
            <text:p>105188</text:p>
          </table:table-cell>
          <table:table-cell office:value-type="string">
            <text:p>U-12</text:p>
          </table:table-cell>
          <table:table-cell office:value-type="string">
            <text:p>Girls</text:p>
          </table:table-cell>
          <table:table-cell office:value-type="string">
            <text:p>Class IV</text:p>
          </table:table-cell>
          <table:table-cell office:value-type="string">
            <text:p>Trav.</text:p>
          </table:table-cell>
          <table:table-cell office:value-type="string">
            <text:p>MV 45</text:p>
          </table:table-cell>
          <table:table-cell office:value-type="string">
            <text:p>Riptid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Royal Blue/White</text:p>
          </table:table-cell>
          <table:table-cell office:value-type="string">
            <text:p>Javier Farinas</text:p>
          </table:table-cell>
          <table:table-cell office:value-type="string">
            <text:p>(650) 248-9357</text:p>
          </table:table-cell>
          <table:table-cell office:value-type="string">
            <text:p>farinas@pacbell.net</text:p>
          </table:table-cell>
          <table:table-cell table:number-columns-repeated="3"/>
        </table:table-row>
        <table:table-row table:style-name="ro1">
          <table:table-cell office:value-type="float" office:value="105158">
            <text:p>105158</text:p>
          </table:table-cell>
          <table:table-cell office:value-type="string">
            <text:p>U-19</text:p>
          </table:table-cell>
          <table:table-cell office:value-type="string">
            <text:p>Boys</text:p>
          </table:table-cell>
          <table:table-cell office:value-type="string">
            <text:p>Class IV</text:p>
          </table:table-cell>
          <table:table-cell office:value-type="string">
            <text:p>Trav.</text:p>
          </table:table-cell>
          <table:table-cell office:value-type="string">
            <text:p>Pac 157</text:p>
          </table:table-cell>
          <table:table-cell office:value-type="string">
            <text:p>Seadogs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lack</text:p>
          </table:table-cell>
          <table:table-cell office:value-type="string">
            <text:p>Jeff Hacker</text:p>
          </table:table-cell>
          <table:table-cell office:value-type="string">
            <text:p>415-706-1666</text:p>
          </table:table-cell>
          <table:table-cell office:value-type="string">
            <text:p>jhacker@baysidemgmt.com</text:p>
          </table:table-cell>
          <table:table-cell table:number-columns-repeated="3"/>
        </table:table-row>
        <table:table-row table:style-name="ro2">
          <table:table-cell office:value-type="float" office:value="105424">
            <text:p>105424</text:p>
          </table:table-cell>
          <table:table-cell office:value-type="string">
            <text:p>U-16</text:p>
          </table:table-cell>
          <table:table-cell office:value-type="string">
            <text:p>Boys</text:p>
          </table:table-cell>
          <table:table-cell office:value-type="string">
            <text:p>Class IV</text:p>
          </table:table-cell>
          <table:table-cell office:value-type="string">
            <text:p>Trav.</text:p>
          </table:table-cell>
          <table:table-cell office:value-type="string">
            <text:p>PHMSA 281</text:p>
          </table:table-cell>
          <table:table-cell office:value-type="string">
            <text:p>Teufel Hunden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White and Red</text:p>
          </table:table-cell>
          <table:table-cell office:value-type="string">
            <text:p>Jeff McClure</text:p>
          </table:table-cell>
          <table:table-cell office:value-type="string">
            <text:p>925-451-2399</text:p>
          </table:table-cell>
          <table:table-cell office:value-type="string">
            <text:p>jeff@mcclurearena.com</text:p>
          </table:table-cell>
          <table:table-cell table:number-columns-repeated="3"/>
        </table:table-row>
        <table:table-row table:style-name="ro1">
          <table:table-cell office:value-type="float" office:value="105213">
            <text:p>105213</text:p>
          </table:table-cell>
          <table:table-cell office:value-type="string">
            <text:p>U-10</text:p>
          </table:table-cell>
          <table:table-cell office:value-type="string">
            <text:p>Girls</text:p>
          </table:table-cell>
          <table:table-cell office:value-type="string">
            <text:p>Class IV</text:p>
          </table:table-cell>
          <table:table-cell office:value-type="string">
            <text:p>Trav.</text:p>
          </table:table-cell>
          <table:table-cell office:value-type="string">
            <text:p>MP 109</text:p>
          </table:table-cell>
          <table:table-cell office:value-type="string">
            <text:p>Firebolts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Red &amp; White</text:p>
          </table:table-cell>
          <table:table-cell office:value-type="string">
            <text:p>Jeff Patrick</text:p>
          </table:table-cell>
          <table:table-cell office:value-type="string">
            <text:p>650-322-0492</text:p>
          </table:table-cell>
          <table:table-cell office:value-type="string">
            <text:p><text:s/>650-283-6887</text:p>
          </table:table-cell>
          <table:table-cell office:value-type="string">
            <text:p>jpatrick999@yahoo.com</text:p>
          </table:table-cell>
          <table:table-cell table:number-columns-repeated="2"/>
        </table:table-row>
        <table:table-row table:style-name="ro2">
          <table:table-cell office:value-type="float" office:value="105236">
            <text:p>105236</text:p>
          </table:table-cell>
          <table:table-cell office:value-type="string">
            <text:p>U-10</text:p>
          </table:table-cell>
          <table:table-cell office:value-type="string">
            <text:p>Boys</text:p>
          </table:table-cell>
          <table:table-cell office:value-type="string">
            <text:p>Class IV</text:p>
          </table:table-cell>
          <table:table-cell office:value-type="string">
            <text:p>Trav.</text:p>
          </table:table-cell>
          <table:table-cell office:value-type="string">
            <text:p>PA 26</text:p>
          </table:table-cell>
          <table:table-cell office:value-type="string">
            <text:p>U10B-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avy Blue/White</text:p>
          </table:table-cell>
          <table:table-cell office:value-type="string">
            <text:p>Jerome Dochez</text:p>
          </table:table-cell>
          <table:table-cell office:value-type="string">
            <text:p>650-793-1186</text:p>
          </table:table-cell>
          <table:table-cell office:value-type="string">
            <text:p>jdochez@gmail.com</text:p>
          </table:table-cell>
          <table:table-cell table:number-columns-repeated="3"/>
        </table:table-row>
        <table:table-row table:style-name="ro1">
          <table:table-cell office:value-type="float" office:value="105221">
            <text:p>105221</text:p>
          </table:table-cell>
          <table:table-cell office:value-type="string">
            <text:p>U-19</text:p>
          </table:table-cell>
          <table:table-cell office:value-type="string">
            <text:p>Boys</text:p>
          </table:table-cell>
          <table:table-cell office:value-type="string">
            <text:p>Class IV</text:p>
          </table:table-cell>
          <table:table-cell office:value-type="string">
            <text:p>Trav.</text:p>
          </table:table-cell>
          <table:table-cell office:value-type="string">
            <text:p>Cup. 35</text:p>
          </table:table-cell>
          <table:table-cell office:value-type="string">
            <text:p>Goonies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BD</text:p>
          </table:table-cell>
          <table:table-cell office:value-type="string">
            <text:p>Jim Hanrahan</text:p>
          </table:table-cell>
          <table:table-cell office:value-type="string">
            <text:p>408-234-2320</text:p>
          </table:table-cell>
          <table:table-cell office:value-type="string">
            <text:p>jhanrahan@rocketmail.com</text:p>
          </table:table-cell>
          <table:table-cell table:number-columns-repeated="3"/>
        </table:table-row>
        <table:table-row table:style-name="ro1">
          <table:table-cell office:value-type="float" office:value="105228">
            <text:p>105228</text:p>
          </table:table-cell>
          <table:table-cell office:value-type="string">
            <text:p>U-10</text:p>
          </table:table-cell>
          <table:table-cell office:value-type="string">
            <text:p>Boys</text:p>
          </table:table-cell>
          <table:table-cell office:value-type="string">
            <text:p>Class IV</text:p>
          </table:table-cell>
          <table:table-cell office:value-type="string">
            <text:p>Trav.</text:p>
          </table:table-cell>
          <table:table-cell office:value-type="string">
            <text:p>SV 44</text:p>
          </table:table-cell>
          <table:table-cell office:value-type="string">
            <text:p>Royals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lue/Black and Red/Black</text:p>
          </table:table-cell>
          <table:table-cell office:value-type="string">
            <text:p>Jim Noe</text:p>
          </table:table-cell>
          <table:table-cell office:value-type="string">
            <text:p>408-505-8670</text:p>
          </table:table-cell>
          <table:table-cell office:value-type="string">
            <text:p>noefirst2003@yahoo.com</text:p>
          </table:table-cell>
          <table:table-cell table:number-columns-repeated="3"/>
        </table:table-row>
        <table:table-row table:style-name="ro2">
          <table:table-cell office:value-type="float" office:value="105237">
            <text:p>105237</text:p>
          </table:table-cell>
          <table:table-cell office:value-type="string">
            <text:p>U-14</text:p>
          </table:table-cell>
          <table:table-cell office:value-type="string">
            <text:p>Girls</text:p>
          </table:table-cell>
          <table:table-cell office:value-type="string">
            <text:p>Class IV</text:p>
          </table:table-cell>
          <table:table-cell office:value-type="string">
            <text:p>Trav.</text:p>
          </table:table-cell>
          <table:table-cell office:value-type="string">
            <text:p>PA 26</text:p>
          </table:table-cell>
          <table:table-cell office:value-type="string">
            <text:p>Thunder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avy Blue/White</text:p>
          </table:table-cell>
          <table:table-cell office:value-type="string">
            <text:p>Jim Smith</text:p>
          </table:table-cell>
          <table:table-cell office:value-type="string">
            <text:p>650-868-5431</text:p>
          </table:table-cell>
          <table:table-cell office:value-type="string">
            <text:p>jsmith@mdv.com</text:p>
          </table:table-cell>
          <table:table-cell table:number-columns-repeated="3"/>
        </table:table-row>
        <table:table-row table:style-name="ro1">
          <table:table-cell office:value-type="float" office:value="105198">
            <text:p>105198</text:p>
          </table:table-cell>
          <table:table-cell office:value-type="string">
            <text:p>U-14</text:p>
          </table:table-cell>
          <table:table-cell office:value-type="string">
            <text:p>Girls</text:p>
          </table:table-cell>
          <table:table-cell office:value-type="string">
            <text:p>Class IV</text:p>
          </table:table-cell>
          <table:table-cell office:value-type="string">
            <text:p>Trav.</text:p>
          </table:table-cell>
          <table:table-cell office:value-type="string">
            <text:p>SJ 64</text:p>
          </table:table-cell>
          <table:table-cell office:value-type="string">
            <text:p>TBD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Yello/Blue</text:p>
          </table:table-cell>
          <table:table-cell office:value-type="string">
            <text:p>John </text:p>
          </table:table-cell>
          <table:table-cell office:value-type="string">
            <text:p>eenan</text:p>
          </table:table-cell>
          <table:table-cell office:value-type="string">
            <text:p>408-420-0168</text:p>
          </table:table-cell>
          <table:table-cell office:value-type="string">
            <text:p>jkeenan1000@gmail.com</text:p>
          </table:table-cell>
          <table:table-cell table:number-columns-repeated="2"/>
        </table:table-row>
        <table:table-row table:style-name="ro1">
          <table:table-cell office:value-type="float" office:value="105162">
            <text:p>105162</text:p>
          </table:table-cell>
          <table:table-cell office:value-type="string">
            <text:p>U-19</text:p>
          </table:table-cell>
          <table:table-cell office:value-type="string">
            <text:p>Boys</text:p>
          </table:table-cell>
          <table:table-cell office:value-type="string">
            <text:p>Class IV</text:p>
          </table:table-cell>
          <table:table-cell office:value-type="string">
            <text:p>Trav.</text:p>
          </table:table-cell>
          <table:table-cell office:value-type="string">
            <text:p>FC 62</text:p>
          </table:table-cell>
          <table:table-cell office:value-type="string">
            <text:p>Stealth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Orange</text:p>
          </table:table-cell>
          <table:table-cell office:value-type="string">
            <text:p>John Forsman</text:p>
          </table:table-cell>
          <table:table-cell office:value-type="string">
            <text:p>650-393-3047</text:p>
          </table:table-cell>
          <table:table-cell office:value-type="string">
            <text:p>forsmanfc@sbcglobal.net</text:p>
          </table:table-cell>
          <table:table-cell table:number-columns-repeated="3"/>
        </table:table-row>
        <table:table-row table:style-name="ro2">
          <table:table-cell office:value-type="float" office:value="105181">
            <text:p>105181</text:p>
          </table:table-cell>
          <table:table-cell office:value-type="string">
            <text:p>U-12</text:p>
          </table:table-cell>
          <table:table-cell office:value-type="string">
            <text:p>Girls</text:p>
          </table:table-cell>
          <table:table-cell office:value-type="string">
            <text:p>Class IV</text:p>
          </table:table-cell>
          <table:table-cell office:value-type="string">
            <text:p>Trav.</text:p>
          </table:table-cell>
          <table:table-cell office:value-type="string">
            <text:p>LA 43</text:p>
          </table:table-cell>
          <table:table-cell office:value-type="string">
            <text:p>Vampire Bunnies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Red</text:p>
          </table:table-cell>
          <table:table-cell office:value-type="string">
            <text:p>John Hamblin</text:p>
          </table:table-cell>
          <table:table-cell office:value-type="string">
            <text:p>650-906-7635</text:p>
          </table:table-cell>
          <table:table-cell office:value-type="string">
            <text:p>thehamblinfamily@yahoo.com</text:p>
          </table:table-cell>
          <table:table-cell table:number-columns-repeated="3"/>
        </table:table-row>
        <table:table-row table:style-name="ro1">
          <table:table-cell office:value-type="float" office:value="105215">
            <text:p>105215</text:p>
          </table:table-cell>
          <table:table-cell office:value-type="string">
            <text:p>U-10</text:p>
          </table:table-cell>
          <table:table-cell office:value-type="string">
            <text:p>Boys</text:p>
          </table:table-cell>
          <table:table-cell office:value-type="string">
            <text:p>Class IV</text:p>
          </table:table-cell>
          <table:table-cell office:value-type="string">
            <text:p>Trav.</text:p>
          </table:table-cell>
          <table:table-cell office:value-type="string">
            <text:p>MP 109</text:p>
          </table:table-cell>
          <table:table-cell office:value-type="string">
            <text:p>Red Dynamite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string">
            <text:p>Red &amp; White</text:p>
          </table:table-cell>
          <table:table-cell office:value-type="string">
            <text:p>John JJ </text:p>
          </table:table-cell>
          <table:table-cell office:value-type="string">
            <text:p>enney</text:p>
          </table:table-cell>
          <table:table-cell office:value-type="string">
            <text:p>650-521-7763</text:p>
          </table:table-cell>
          <table:table-cell office:value-type="string">
            <text:p>john.kenney@gmail.com</text:p>
          </table:table-cell>
          <table:table-cell table:number-columns-repeated="2"/>
        </table:table-row>
        <table:table-row table:style-name="ro1">
          <table:table-cell office:value-type="float" office:value="105202">
            <text:p>105202</text:p>
          </table:table-cell>
          <table:table-cell office:value-type="string">
            <text:p>U-12</text:p>
          </table:table-cell>
          <table:table-cell office:value-type="string">
            <text:p>Boys</text:p>
          </table:table-cell>
          <table:table-cell office:value-type="string">
            <text:p>Class IV</text:p>
          </table:table-cell>
          <table:table-cell office:value-type="string">
            <text:p>Trav.</text:p>
          </table:table-cell>
          <table:table-cell office:value-type="string">
            <text:p>MV 45</text:p>
          </table:table-cell>
          <table:table-cell office:value-type="string">
            <text:p>FC Mountain View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Royal Blue/White</text:p>
          </table:table-cell>
          <table:table-cell office:value-type="string">
            <text:p>Juan Contreras</text:p>
          </table:table-cell>
          <table:table-cell office:value-type="string">
            <text:p>510-364-3563</text:p>
          </table:table-cell>
          <table:table-cell office:value-type="string">
            <text:p>ingnto22@sbcglobal.net</text:p>
          </table:table-cell>
          <table:table-cell table:number-columns-repeated="3"/>
        </table:table-row>
        <table:table-row table:style-name="ro2">
          <table:table-cell office:value-type="float" office:value="105210">
            <text:p>105210</text:p>
          </table:table-cell>
          <table:table-cell office:value-type="string">
            <text:p>U-12</text:p>
          </table:table-cell>
          <table:table-cell office:value-type="string">
            <text:p>Boys</text:p>
          </table:table-cell>
          <table:table-cell office:value-type="string">
            <text:p>Class IV</text:p>
          </table:table-cell>
          <table:table-cell office:value-type="string">
            <text:p>Trav.</text:p>
          </table:table-cell>
          <table:table-cell office:value-type="string">
            <text:p>MP 109</text:p>
          </table:table-cell>
          <table:table-cell office:value-type="string">
            <text:p>Vikings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Red &amp; White</text:p>
          </table:table-cell>
          <table:table-cell office:value-type="string">
            <text:p>Lars Osterberg</text:p>
          </table:table-cell>
          <table:table-cell office:value-type="string">
            <text:p>650-888-2261</text:p>
          </table:table-cell>
          <table:table-cell office:value-type="string">
            <text:p>larso@stanford.edu</text:p>
          </table:table-cell>
          <table:table-cell table:number-columns-repeated="3"/>
        </table:table-row>
        <table:table-row table:style-name="ro2">
          <table:table-cell office:value-type="float" office:value="105203">
            <text:p>105203</text:p>
          </table:table-cell>
          <table:table-cell office:value-type="string">
            <text:p>U-16</text:p>
          </table:table-cell>
          <table:table-cell office:value-type="string">
            <text:p>Boys</text:p>
          </table:table-cell>
          <table:table-cell office:value-type="string">
            <text:p>Class IV</text:p>
          </table:table-cell>
          <table:table-cell office:value-type="string">
            <text:p>Trav.</text:p>
          </table:table-cell>
          <table:table-cell office:value-type="string">
            <text:p>MV 45</text:p>
          </table:table-cell>
          <table:table-cell office:value-type="string">
            <text:p>Tormenta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Royal Blue/White</text:p>
          </table:table-cell>
          <table:table-cell office:value-type="string">
            <text:p>Lewis Gault</text:p>
          </table:table-cell>
          <table:table-cell office:value-type="string">
            <text:p>650-814-2520</text:p>
          </table:table-cell>
          <table:table-cell office:value-type="string">
            <text:p>attitude@gmail.com</text:p>
          </table:table-cell>
          <table:table-cell table:number-columns-repeated="3"/>
        </table:table-row>
        <table:table-row table:style-name="ro1">
          <table:table-cell office:value-type="float" office:value="105033">
            <text:p>105033</text:p>
          </table:table-cell>
          <table:table-cell office:value-type="string">
            <text:p>U-14</text:p>
          </table:table-cell>
          <table:table-cell office:value-type="string">
            <text:p>Girls</text:p>
          </table:table-cell>
          <table:table-cell office:value-type="string">
            <text:p>Class IV</text:p>
          </table:table-cell>
          <table:table-cell office:value-type="string">
            <text:p>Trav.</text:p>
          </table:table-cell>
          <table:table-cell office:value-type="string">
            <text:p>MV 45</text:p>
          </table:table-cell>
          <table:table-cell office:value-type="string">
            <text:p>Super Nova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Royal Blue/White</text:p>
          </table:table-cell>
          <table:table-cell office:value-type="string">
            <text:p>Liz Price</text:p>
          </table:table-cell>
          <table:table-cell office:value-type="string">
            <text:p>(626) 372-5854</text:p>
          </table:table-cell>
          <table:table-cell office:value-type="string">
            <text:p>lizprice1011@gmail.com</text:p>
          </table:table-cell>
          <table:table-cell table:number-columns-repeated="3"/>
        </table:table-row>
        <table:table-row table:style-name="ro2">
          <table:table-cell office:value-type="float" office:value="105233">
            <text:p>105233</text:p>
          </table:table-cell>
          <table:table-cell office:value-type="string">
            <text:p>U-16</text:p>
          </table:table-cell>
          <table:table-cell office:value-type="string">
            <text:p>Boys</text:p>
          </table:table-cell>
          <table:table-cell office:value-type="string">
            <text:p>Class IV</text:p>
          </table:table-cell>
          <table:table-cell office:value-type="string">
            <text:p>Trav.</text:p>
          </table:table-cell>
          <table:table-cell office:value-type="string">
            <text:p>Mill 145</text:p>
          </table:table-cell>
          <table:table-cell office:value-type="string">
            <text:p>United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Royal Blue</text:p>
          </table:table-cell>
          <table:table-cell office:value-type="string">
            <text:p>Lou Skyriotis</text:p>
          </table:table-cell>
          <table:table-cell office:value-type="string">
            <text:p>650-280-0689</text:p>
          </table:table-cell>
          <table:table-cell office:value-type="string">
            <text:p>lskyriotis@ips-us.com</text:p>
          </table:table-cell>
          <table:table-cell table:number-columns-repeated="3"/>
        </table:table-row>
        <table:table-row table:style-name="ro2">
          <table:table-cell office:value-type="float" office:value="105242">
            <text:p>105242</text:p>
          </table:table-cell>
          <table:table-cell office:value-type="string">
            <text:p>U-12</text:p>
          </table:table-cell>
          <table:table-cell office:value-type="string">
            <text:p>Boys</text:p>
          </table:table-cell>
          <table:table-cell office:value-type="string">
            <text:p>Class IV</text:p>
          </table:table-cell>
          <table:table-cell office:value-type="string">
            <text:p>Trav.</text:p>
          </table:table-cell>
          <table:table-cell office:value-type="string">
            <text:p>SM 36</text:p>
          </table:table-cell>
          <table:table-cell office:value-type="string">
            <text:p>TBD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lack/White</text:p>
          </table:table-cell>
          <table:table-cell office:value-type="string">
            <text:p>Luis Martinez</text:p>
          </table:table-cell>
          <table:table-cell office:value-type="string">
            <text:p>650-477-6718</text:p>
          </table:table-cell>
          <table:table-cell office:value-type="string">
            <text:p>mrtz810@sbcglobal.net</text:p>
          </table:table-cell>
          <table:table-cell table:number-columns-repeated="3"/>
        </table:table-row>
        <table:table-row table:style-name="ro2">
          <table:table-cell office:value-type="float" office:value="105199">
            <text:p>105199</text:p>
          </table:table-cell>
          <table:table-cell office:value-type="string">
            <text:p>U-14</text:p>
          </table:table-cell>
          <table:table-cell office:value-type="string">
            <text:p>Girls</text:p>
          </table:table-cell>
          <table:table-cell office:value-type="string">
            <text:p>Class IV</text:p>
          </table:table-cell>
          <table:table-cell office:value-type="string">
            <text:p>Trav.</text:p>
          </table:table-cell>
          <table:table-cell office:value-type="string">
            <text:p>SJ 64</text:p>
          </table:table-cell>
          <table:table-cell office:value-type="string">
            <text:p>WSJ Galaxy-64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string">
            <text:p>Purple &amp; White</text:p>
          </table:table-cell>
          <table:table-cell office:value-type="string">
            <text:p>Mac Herrera</text:p>
          </table:table-cell>
          <table:table-cell office:value-type="string">
            <text:p>408-832-9521</text:p>
          </table:table-cell>
          <table:table-cell office:value-type="string">
            <text:p>mcxpuma@aol.com</text:p>
          </table:table-cell>
          <table:table-cell table:number-columns-repeated="3"/>
        </table:table-row>
        <table:table-row table:style-name="ro1">
          <table:table-cell office:value-type="float" office:value="105164">
            <text:p>105164</text:p>
          </table:table-cell>
          <table:table-cell office:value-type="string">
            <text:p>U-10</text:p>
          </table:table-cell>
          <table:table-cell office:value-type="string">
            <text:p>Girls</text:p>
          </table:table-cell>
          <table:table-cell office:value-type="string">
            <text:p>Class IV</text:p>
          </table:table-cell>
          <table:table-cell office:value-type="string">
            <text:p>Trav.</text:p>
          </table:table-cell>
          <table:table-cell office:value-type="string">
            <text:p>Prune 256</text:p>
          </table:table-cell>
          <table:table-cell office:value-type="string">
            <text:p>Strikers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Peach</text:p>
          </table:table-cell>
          <table:table-cell office:value-type="string">
            <text:p>Maria <text:s/>Orozco</text:p>
          </table:table-cell>
          <table:table-cell office:value-type="string">
            <text:p>831-632-0256</text:p>
          </table:table-cell>
          <table:table-cell office:value-type="string">
            <text:p>mariateorozco@aol.com</text:p>
          </table:table-cell>
          <table:table-cell table:number-columns-repeated="3"/>
        </table:table-row>
        <table:table-row table:style-name="ro2">
          <table:table-cell office:value-type="float" office:value="105147">
            <text:p>105147</text:p>
          </table:table-cell>
          <table:table-cell office:value-type="string">
            <text:p>U-12</text:p>
          </table:table-cell>
          <table:table-cell office:value-type="string">
            <text:p>Boys</text:p>
          </table:table-cell>
          <table:table-cell office:value-type="string">
            <text:p>Class IV</text:p>
          </table:table-cell>
          <table:table-cell office:value-type="string">
            <text:p>Trav.</text:p>
          </table:table-cell>
          <table:table-cell office:value-type="string">
            <text:p>Sara. 27</text:p>
          </table:table-cell>
          <table:table-cell office:value-type="string">
            <text:p>United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lue &amp; White</text:p>
          </table:table-cell>
          <table:table-cell office:value-type="string">
            <text:p>Mark Chapman</text:p>
          </table:table-cell>
          <table:table-cell office:value-type="string">
            <text:p>408-621-4513</text:p>
          </table:table-cell>
          <table:table-cell office:value-type="string">
            <text:p>mark_chapman@sbcglobal.net</text:p>
          </table:table-cell>
          <table:table-cell table:number-columns-repeated="3"/>
        </table:table-row>
        <table:table-row table:style-name="ro1">
          <table:table-cell office:value-type="float" office:value="105192">
            <text:p>105192</text:p>
          </table:table-cell>
          <table:table-cell office:value-type="string">
            <text:p>U-10</text:p>
          </table:table-cell>
          <table:table-cell office:value-type="string">
            <text:p>Boys</text:p>
          </table:table-cell>
          <table:table-cell office:value-type="string">
            <text:p>Class IV</text:p>
          </table:table-cell>
          <table:table-cell office:value-type="string">
            <text:p>Trav.</text:p>
          </table:table-cell>
          <table:table-cell office:value-type="string">
            <text:p>SJ 64</text:p>
          </table:table-cell>
          <table:table-cell office:value-type="string">
            <text:p>Crushers United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Red/White Stripes</text:p>
          </table:table-cell>
          <table:table-cell office:value-type="string">
            <text:p>Mark Freytag</text:p>
          </table:table-cell>
          <table:table-cell office:value-type="string">
            <text:p>408-393-5223</text:p>
          </table:table-cell>
          <table:table-cell office:value-type="string">
            <text:p>mlf@slac.stanford.edu</text:p>
          </table:table-cell>
          <table:table-cell table:number-columns-repeated="3"/>
        </table:table-row>
        <table:table-row table:style-name="ro1">
          <table:table-cell office:value-type="float" office:value="105378">
            <text:p>105378</text:p>
          </table:table-cell>
          <table:table-cell office:value-type="string">
            <text:p>U-12</text:p>
          </table:table-cell>
          <table:table-cell office:value-type="string">
            <text:p>Boys</text:p>
          </table:table-cell>
          <table:table-cell office:value-type="string">
            <text:p>Class IV</text:p>
          </table:table-cell>
          <table:table-cell office:value-type="string">
            <text:p>Trav.</text:p>
          </table:table-cell>
          <table:table-cell office:value-type="string">
            <text:p>FC 62</text:p>
          </table:table-cell>
          <table:table-cell office:value-type="string">
            <text:p>FC United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lue/White</text:p>
          </table:table-cell>
          <table:table-cell office:value-type="string">
            <text:p>Mark Harrison</text:p>
          </table:table-cell>
          <table:table-cell office:value-type="string">
            <text:p>650 759 5936</text:p>
          </table:table-cell>
          <table:table-cell office:value-type="string">
            <text:p>majharrison@hotmail.com</text:p>
          </table:table-cell>
          <table:table-cell table:number-columns-repeated="3"/>
        </table:table-row>
        <table:table-row table:style-name="ro1">
          <table:table-cell office:value-type="float" office:value="105222">
            <text:p>105222</text:p>
          </table:table-cell>
          <table:table-cell office:value-type="string">
            <text:p>U-14</text:p>
          </table:table-cell>
          <table:table-cell office:value-type="string">
            <text:p>Boys</text:p>
          </table:table-cell>
          <table:table-cell office:value-type="string">
            <text:p>Class IV</text:p>
          </table:table-cell>
          <table:table-cell office:value-type="string">
            <text:p>Trav.</text:p>
          </table:table-cell>
          <table:table-cell office:value-type="string">
            <text:p>SV 44</text:p>
          </table:table-cell>
          <table:table-cell office:value-type="string">
            <text:p>Earthquakes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lue w/Black Stripes</text:p>
          </table:table-cell>
          <table:table-cell office:value-type="string">
            <text:p>Max Uyematsu</text:p>
          </table:table-cell>
          <table:table-cell office:value-type="string">
            <text:p>408-720-8283</text:p>
          </table:table-cell>
          <table:table-cell office:value-type="string">
            <text:p>muyematsu@benkei-mgmt.com</text:p>
          </table:table-cell>
          <table:table-cell table:number-columns-repeated="3"/>
        </table:table-row>
        <table:table-row table:style-name="ro1">
          <table:table-cell office:value-type="float" office:value="105229">
            <text:p>105229</text:p>
          </table:table-cell>
          <table:table-cell office:value-type="string">
            <text:p>U-10</text:p>
          </table:table-cell>
          <table:table-cell office:value-type="string">
            <text:p>Boys</text:p>
          </table:table-cell>
          <table:table-cell office:value-type="string">
            <text:p>Class IV</text:p>
          </table:table-cell>
          <table:table-cell office:value-type="string">
            <text:p>Trav.</text:p>
          </table:table-cell>
          <table:table-cell office:value-type="string">
            <text:p>SB 249</text:p>
          </table:table-cell>
          <table:table-cell office:value-type="string">
            <text:p>Phoenix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ime Green</text:p>
          </table:table-cell>
          <table:table-cell office:value-type="string">
            <text:p>Mazen Musallam</text:p>
          </table:table-cell>
          <table:table-cell office:value-type="string">
            <text:p>650-291-7266</text:p>
          </table:table-cell>
          <table:table-cell office:value-type="string">
            <text:p>musallam@aol.com</text:p>
          </table:table-cell>
          <table:table-cell table:number-columns-repeated="3"/>
        </table:table-row>
        <table:table-row table:style-name="ro1">
          <table:table-cell office:value-type="float" office:value="105251">
            <text:p>105251</text:p>
          </table:table-cell>
          <table:table-cell office:value-type="string">
            <text:p>U-10</text:p>
          </table:table-cell>
          <table:table-cell office:value-type="string">
            <text:p>Boys</text:p>
          </table:table-cell>
          <table:table-cell office:value-type="string">
            <text:p>Class IV</text:p>
          </table:table-cell>
          <table:table-cell office:value-type="string">
            <text:p>Trav.</text:p>
          </table:table-cell>
          <table:table-cell office:value-type="string">
            <text:p>DC 146</text:p>
          </table:table-cell>
          <table:table-cell office:value-type="string">
            <text:p>Rangers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lack/Grey</text:p>
          </table:table-cell>
          <table:table-cell office:value-type="string">
            <text:p>Melvin Moran</text:p>
          </table:table-cell>
          <table:table-cell office:value-type="string">
            <text:p>415-720-9367</text:p>
          </table:table-cell>
          <table:table-cell office:value-type="string">
            <text:p>bluelightelectric@yahoo.com</text:p>
          </table:table-cell>
          <table:table-cell table:number-columns-repeated="3"/>
        </table:table-row>
        <table:table-row table:style-name="ro1">
          <table:table-cell office:value-type="float" office:value="105148">
            <text:p>105148</text:p>
          </table:table-cell>
          <table:table-cell office:value-type="string">
            <text:p>U-10</text:p>
          </table:table-cell>
          <table:table-cell office:value-type="string">
            <text:p>Girls</text:p>
          </table:table-cell>
          <table:table-cell office:value-type="string">
            <text:p>Class IV</text:p>
          </table:table-cell>
          <table:table-cell office:value-type="string">
            <text:p>Trav.</text:p>
          </table:table-cell>
          <table:table-cell office:value-type="string">
            <text:p>Sara. 27</text:p>
          </table:table-cell>
          <table:table-cell office:value-type="string">
            <text:p>Shockers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lue &amp; White</text:p>
          </table:table-cell>
          <table:table-cell office:value-type="string">
            <text:p>Michael Steele</text:p>
          </table:table-cell>
          <table:table-cell office:value-type="string">
            <text:p>408-858-3060</text:p>
          </table:table-cell>
          <table:table-cell office:value-type="string">
            <text:p>foolaud@yahoo.com</text:p>
          </table:table-cell>
          <table:table-cell table:number-columns-repeated="3"/>
        </table:table-row>
        <table:table-row table:style-name="ro1">
          <table:table-cell office:value-type="float" office:value="105244">
            <text:p>105244</text:p>
          </table:table-cell>
          <table:table-cell office:value-type="string">
            <text:p>U-12</text:p>
          </table:table-cell>
          <table:table-cell office:value-type="string">
            <text:p>Boys</text:p>
          </table:table-cell>
          <table:table-cell office:value-type="string">
            <text:p>Class IV</text:p>
          </table:table-cell>
          <table:table-cell office:value-type="string">
            <text:p>Trav.</text:p>
          </table:table-cell>
          <table:table-cell office:value-type="string">
            <text:p>RWC 1</text:p>
          </table:table-cell>
          <table:table-cell office:value-type="string">
            <text:p>Select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lack/Red Stripes</text:p>
          </table:table-cell>
          <table:table-cell office:value-type="string">
            <text:p>Miguel Medoza</text:p>
          </table:table-cell>
          <table:table-cell office:value-type="string">
            <text:p>650-444-8428</text:p>
          </table:table-cell>
          <table:table-cell office:value-type="string">
            <text:p>mfishnmendoza@att.net</text:p>
          </table:table-cell>
          <table:table-cell table:number-columns-repeated="3"/>
        </table:table-row>
        <table:table-row table:style-name="ro1">
          <table:table-cell office:value-type="float" office:value="105216">
            <text:p>105216</text:p>
          </table:table-cell>
          <table:table-cell office:value-type="string">
            <text:p>U-12</text:p>
          </table:table-cell>
          <table:table-cell office:value-type="string">
            <text:p>Girls</text:p>
          </table:table-cell>
          <table:table-cell office:value-type="string">
            <text:p>Class IV</text:p>
          </table:table-cell>
          <table:table-cell office:value-type="string">
            <text:p>Trav.</text:p>
          </table:table-cell>
          <table:table-cell office:value-type="string">
            <text:p>MP 109</text:p>
          </table:table-cell>
          <table:table-cell office:value-type="string">
            <text:p>Chaos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Red &amp; White</text:p>
          </table:table-cell>
          <table:table-cell office:value-type="string">
            <text:p>Mike Molitz</text:p>
          </table:table-cell>
          <table:table-cell office:value-type="string">
            <text:p>650-796-6938</text:p>
          </table:table-cell>
          <table:table-cell office:value-type="string">
            <text:p>mike@rollah.com</text:p>
          </table:table-cell>
          <table:table-cell table:number-columns-repeated="3"/>
        </table:table-row>
        <table:table-row table:style-name="ro1">
          <table:table-cell office:value-type="float" office:value="105533">
            <text:p>105533</text:p>
          </table:table-cell>
          <table:table-cell office:value-type="string">
            <text:p>U-14</text:p>
          </table:table-cell>
          <table:table-cell office:value-type="string">
            <text:p>Girls</text:p>
          </table:table-cell>
          <table:table-cell office:value-type="string">
            <text:p>Class IV</text:p>
          </table:table-cell>
          <table:table-cell office:value-type="string">
            <text:p>Trav.</text:p>
          </table:table-cell>
          <table:table-cell office:value-type="string">
            <text:p>PHMSA 281</text:p>
          </table:table-cell>
          <table:table-cell office:value-type="string">
            <text:p>Warriors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Red / White / Blue</text:p>
          </table:table-cell>
          <table:table-cell office:value-type="string">
            <text:p>Mike Morrissey</text:p>
          </table:table-cell>
          <table:table-cell office:value-type="string">
            <text:p>925-768-6221</text:p>
          </table:table-cell>
          <table:table-cell office:value-type="string">
            <text:p>mgmc1967@yahoo.com</text:p>
          </table:table-cell>
          <table:table-cell table:number-columns-repeated="3"/>
        </table:table-row>
        <table:table-row table:style-name="ro2">
          <table:table-cell office:value-type="float" office:value="105038">
            <text:p>105038</text:p>
          </table:table-cell>
          <table:table-cell office:value-type="string">
            <text:p>U-10</text:p>
          </table:table-cell>
          <table:table-cell office:value-type="string">
            <text:p>Boys</text:p>
          </table:table-cell>
          <table:table-cell office:value-type="string">
            <text:p>Class IV</text:p>
          </table:table-cell>
          <table:table-cell office:value-type="string">
            <text:p>Trav.</text:p>
          </table:table-cell>
          <table:table-cell office:value-type="string">
            <text:p>FC 62</text:p>
          </table:table-cell>
          <table:table-cell office:value-type="string">
            <text:p>United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Royal Blue/White</text:p>
          </table:table-cell>
          <table:table-cell office:value-type="string">
            <text:p>Mike Pangalos</text:p>
          </table:table-cell>
          <table:table-cell office:value-type="string">
            <text:p>650-823-4460</text:p>
          </table:table-cell>
          <table:table-cell office:value-type="string">
            <text:p>mpangalos@gmail.com</text:p>
          </table:table-cell>
          <table:table-cell table:number-columns-repeated="3"/>
        </table:table-row>
        <table:table-row table:style-name="ro1">
          <table:table-cell office:value-type="float" office:value="105219">
            <text:p>105219</text:p>
          </table:table-cell>
          <table:table-cell office:value-type="string">
            <text:p>U-12</text:p>
          </table:table-cell>
          <table:table-cell office:value-type="string">
            <text:p>Girls</text:p>
          </table:table-cell>
          <table:table-cell office:value-type="string">
            <text:p>Class IV</text:p>
          </table:table-cell>
          <table:table-cell office:value-type="string">
            <text:p>Trav.</text:p>
          </table:table-cell>
          <table:table-cell office:value-type="string">
            <text:p>MP 109</text:p>
          </table:table-cell>
          <table:table-cell office:value-type="string">
            <text:p>Meteors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Red &amp; White</text:p>
          </table:table-cell>
          <table:table-cell office:value-type="string">
            <text:p>Mike Spath</text:p>
          </table:table-cell>
          <table:table-cell office:value-type="string">
            <text:p>917-678-2558</text:p>
          </table:table-cell>
          <table:table-cell office:value-type="string">
            <text:p>mike_spath@hotmail.com</text:p>
          </table:table-cell>
          <table:table-cell table:number-columns-repeated="3"/>
        </table:table-row>
        <table:table-row table:style-name="ro1">
          <table:table-cell office:value-type="float" office:value="105196">
            <text:p>105196</text:p>
          </table:table-cell>
          <table:table-cell office:value-type="string">
            <text:p>U-19</text:p>
          </table:table-cell>
          <table:table-cell office:value-type="string">
            <text:p>Girls</text:p>
          </table:table-cell>
          <table:table-cell office:value-type="string">
            <text:p>Class IV</text:p>
          </table:table-cell>
          <table:table-cell office:value-type="string">
            <text:p>Trav.</text:p>
          </table:table-cell>
          <table:table-cell office:value-type="string">
            <text:p>SJ 64</text:p>
          </table:table-cell>
          <table:table-cell office:value-type="string">
            <text:p>Destiny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White/Red Stripes</text:p>
          </table:table-cell>
          <table:table-cell office:value-type="string">
            <text:p>Navy Shorts</text:p>
          </table:table-cell>
          <table:table-cell office:value-type="string">
            <text:p><text:s/>Red Socks</text:p>
          </table:table-cell>
          <table:table-cell office:value-type="string">
            <text:p>Larry <text:s/>Smiley</text:p>
          </table:table-cell>
          <table:table-cell office:value-type="string">
            <text:p>408-624-6426</text:p>
          </table:table-cell>
          <table:table-cell office:value-type="string">
            <text:p>deanzadestiny1@comcast.net</text:p>
          </table:table-cell>
          <table:table-cell/>
        </table:table-row>
        <table:table-row table:style-name="ro1">
          <table:table-cell office:value-type="float" office:value="105168">
            <text:p>105168</text:p>
          </table:table-cell>
          <table:table-cell office:value-type="string">
            <text:p>U-12</text:p>
          </table:table-cell>
          <table:table-cell office:value-type="string">
            <text:p>Boys</text:p>
          </table:table-cell>
          <table:table-cell office:value-type="string">
            <text:p>Class IV</text:p>
          </table:table-cell>
          <table:table-cell office:value-type="string">
            <text:p>Trav.</text:p>
          </table:table-cell>
          <table:table-cell office:value-type="string">
            <text:p>PA 26</text:p>
          </table:table-cell>
          <table:table-cell office:value-type="string">
            <text:p>Blue Whales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avy Blue/White</text:p>
          </table:table-cell>
          <table:table-cell office:value-type="string">
            <text:p>Nicolas Bonnet</text:p>
          </table:table-cell>
          <table:table-cell office:value-type="string">
            <text:p>650-575-7234</text:p>
          </table:table-cell>
          <table:table-cell office:value-type="string">
            <text:p>nbonnetayso@gmail.com</text:p>
          </table:table-cell>
          <table:table-cell table:number-columns-repeated="3"/>
        </table:table-row>
        <table:table-row table:style-name="ro1">
          <table:table-cell office:value-type="float" office:value="105230">
            <text:p>105230</text:p>
          </table:table-cell>
          <table:table-cell office:value-type="string">
            <text:p>U-14</text:p>
          </table:table-cell>
          <table:table-cell office:value-type="string">
            <text:p>Girls</text:p>
          </table:table-cell>
          <table:table-cell office:value-type="string">
            <text:p>Class IV</text:p>
          </table:table-cell>
          <table:table-cell office:value-type="string">
            <text:p>Trav.</text:p>
          </table:table-cell>
          <table:table-cell office:value-type="string">
            <text:p>Pac 157</text:p>
          </table:table-cell>
          <table:table-cell office:value-type="string">
            <text:p>P-Town Strikers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Yellow</text:p>
          </table:table-cell>
          <table:table-cell office:value-type="string">
            <text:p>Noel Rush</text:p>
          </table:table-cell>
          <table:table-cell office:value-type="string">
            <text:p>650-678-0763</text:p>
          </table:table-cell>
          <table:table-cell office:value-type="string">
            <text:p>noel.rush@yahoo.com</text:p>
          </table:table-cell>
          <table:table-cell table:number-columns-repeated="3"/>
        </table:table-row>
        <table:table-row table:style-name="ro1">
          <table:table-cell office:value-type="float" office:value="105178">
            <text:p>105178</text:p>
          </table:table-cell>
          <table:table-cell office:value-type="string">
            <text:p>U-10</text:p>
          </table:table-cell>
          <table:table-cell office:value-type="string">
            <text:p>Boys</text:p>
          </table:table-cell>
          <table:table-cell office:value-type="string">
            <text:p>Class IV</text:p>
          </table:table-cell>
          <table:table-cell office:value-type="string">
            <text:p>Trav.</text:p>
          </table:table-cell>
          <table:table-cell office:value-type="string">
            <text:p>Cup. 35</text:p>
          </table:table-cell>
          <table:table-cell office:value-type="string">
            <text:p>Flames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Orange/Black</text:p>
          </table:table-cell>
          <table:table-cell office:value-type="string">
            <text:p>Pancho Tzankov</text:p>
          </table:table-cell>
          <table:table-cell office:value-type="string">
            <text:p>631-702-3284</text:p>
          </table:table-cell>
          <table:table-cell office:value-type="string">
            <text:p>pancho.tzankov@gmail.com</text:p>
          </table:table-cell>
          <table:table-cell table:number-columns-repeated="3"/>
        </table:table-row>
        <table:table-row table:style-name="ro1">
          <table:table-cell office:value-type="float" office:value="105214">
            <text:p>105214</text:p>
          </table:table-cell>
          <table:table-cell office:value-type="string">
            <text:p>U-19</text:p>
          </table:table-cell>
          <table:table-cell office:value-type="string">
            <text:p>Girls</text:p>
          </table:table-cell>
          <table:table-cell office:value-type="string">
            <text:p>Class IV</text:p>
          </table:table-cell>
          <table:table-cell office:value-type="string">
            <text:p>Trav.</text:p>
          </table:table-cell>
          <table:table-cell office:value-type="string">
            <text:p>MP 109</text:p>
          </table:table-cell>
          <table:table-cell office:value-type="string">
            <text:p>GU1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Red &amp; White</text:p>
          </table:table-cell>
          <table:table-cell office:value-type="string">
            <text:p>Pastor Guzman</text:p>
          </table:table-cell>
          <table:table-cell office:value-type="string">
            <text:p>650-271-6239</text:p>
          </table:table-cell>
          <table:table-cell office:value-type="string">
            <text:p>pguzman@seq.org</text:p>
          </table:table-cell>
          <table:table-cell table:number-columns-repeated="3"/>
        </table:table-row>
        <table:table-row table:style-name="ro1">
          <table:table-cell office:value-type="float" office:value="105206">
            <text:p>105206</text:p>
          </table:table-cell>
          <table:table-cell office:value-type="string">
            <text:p>U-14</text:p>
          </table:table-cell>
          <table:table-cell office:value-type="string">
            <text:p>Girls</text:p>
          </table:table-cell>
          <table:table-cell office:value-type="string">
            <text:p>Class IV</text:p>
          </table:table-cell>
          <table:table-cell office:value-type="string">
            <text:p>Trav.</text:p>
          </table:table-cell>
          <table:table-cell office:value-type="string">
            <text:p>MP 109</text:p>
          </table:table-cell>
          <table:table-cell office:value-type="string">
            <text:p>Fireballs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Red &amp; White</text:p>
          </table:table-cell>
          <table:table-cell office:value-type="string">
            <text:p>Patrick Amor</text:p>
          </table:table-cell>
          <table:table-cell office:value-type="string">
            <text:p>650-561-9266 H <text:s/>650-224-7464 C</text:p>
          </table:table-cell>
          <table:table-cell office:value-type="string">
            <text:p>patrick_amor@yahoo.com</text:p>
          </table:table-cell>
          <table:table-cell table:number-columns-repeated="3"/>
        </table:table-row>
        <table:table-row table:style-name="ro2">
          <table:table-cell office:value-type="float" office:value="105207">
            <text:p>105207</text:p>
          </table:table-cell>
          <table:table-cell office:value-type="string">
            <text:p>U-19</text:p>
          </table:table-cell>
          <table:table-cell office:value-type="string">
            <text:p>Boys</text:p>
          </table:table-cell>
          <table:table-cell office:value-type="string">
            <text:p>Class IV</text:p>
          </table:table-cell>
          <table:table-cell office:value-type="string">
            <text:p>Trav.</text:p>
          </table:table-cell>
          <table:table-cell office:value-type="string">
            <text:p>MP 109</text:p>
          </table:table-cell>
          <table:table-cell office:value-type="string">
            <text:p>TBD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Red &amp; White</text:p>
          </table:table-cell>
          <table:table-cell office:value-type="string">
            <text:p>Patrick Smith</text:p>
          </table:table-cell>
          <table:table-cell office:value-type="string">
            <text:p>650-776-9536</text:p>
          </table:table-cell>
          <table:table-cell office:value-type="string">
            <text:p>yardieman@comcast.net</text:p>
          </table:table-cell>
          <table:table-cell table:number-columns-repeated="3"/>
        </table:table-row>
        <table:table-row table:style-name="ro2">
          <table:table-cell office:value-type="float" office:value="105218">
            <text:p>105218</text:p>
          </table:table-cell>
          <table:table-cell office:value-type="string">
            <text:p>U-10</text:p>
          </table:table-cell>
          <table:table-cell office:value-type="string">
            <text:p>Boys</text:p>
          </table:table-cell>
          <table:table-cell office:value-type="string">
            <text:p>Class IV</text:p>
          </table:table-cell>
          <table:table-cell office:value-type="string">
            <text:p>Trav.</text:p>
          </table:table-cell>
          <table:table-cell office:value-type="string">
            <text:p>MP 109</text:p>
          </table:table-cell>
          <table:table-cell office:value-type="string">
            <text:p>Terminators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Red &amp; White</text:p>
          </table:table-cell>
          <table:table-cell office:value-type="string">
            <text:p>Paul Welander</text:p>
          </table:table-cell>
          <table:table-cell office:value-type="string">
            <text:p>650-208-8061</text:p>
          </table:table-cell>
          <table:table-cell office:value-type="string">
            <text:p>paul.welander@gmail.com</text:p>
          </table:table-cell>
          <table:table-cell table:number-columns-repeated="3"/>
        </table:table-row>
        <table:table-row table:style-name="ro1">
          <table:table-cell office:value-type="float" office:value="105037">
            <text:p>105037</text:p>
          </table:table-cell>
          <table:table-cell office:value-type="string">
            <text:p>U-10</text:p>
          </table:table-cell>
          <table:table-cell office:value-type="string">
            <text:p>Boys</text:p>
          </table:table-cell>
          <table:table-cell office:value-type="string">
            <text:p>Class IV</text:p>
          </table:table-cell>
          <table:table-cell office:value-type="string">
            <text:p>Trav.</text:p>
          </table:table-cell>
          <table:table-cell office:value-type="string">
            <text:p>MV 45</text:p>
          </table:table-cell>
          <table:table-cell office:value-type="string">
            <text:p>Earthquakes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Royal Blue/White</text:p>
          </table:table-cell>
          <table:table-cell office:value-type="string">
            <text:p>Peter Pirnejad</text:p>
          </table:table-cell>
          <table:table-cell office:value-type="string">
            <text:p>(650) 787-7495</text:p>
          </table:table-cell>
          <table:table-cell office:value-type="string">
            <text:p>pirnejad@yahoo.com</text:p>
          </table:table-cell>
          <table:table-cell table:number-columns-repeated="3"/>
        </table:table-row>
        <table:table-row table:style-name="ro2">
          <table:table-cell office:value-type="float" office:value="105220">
            <text:p>105220</text:p>
          </table:table-cell>
          <table:table-cell office:value-type="string">
            <text:p>U-10</text:p>
          </table:table-cell>
          <table:table-cell office:value-type="string">
            <text:p>Girls</text:p>
          </table:table-cell>
          <table:table-cell office:value-type="string">
            <text:p>Class IV</text:p>
          </table:table-cell>
          <table:table-cell office:value-type="string">
            <text:p>Trav.</text:p>
          </table:table-cell>
          <table:table-cell office:value-type="string">
            <text:p>MP 109</text:p>
          </table:table-cell>
          <table:table-cell office:value-type="string">
            <text:p>TBD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Red &amp; White</text:p>
          </table:table-cell>
          <table:table-cell office:value-type="string">
            <text:p>Philip Grant</text:p>
          </table:table-cell>
          <table:table-cell office:value-type="string">
            <text:p>650-521-3540</text:p>
          </table:table-cell>
          <table:table-cell office:value-type="string">
            <text:p>pmgrant720@gmail.com</text:p>
          </table:table-cell>
          <table:table-cell table:number-columns-repeated="3"/>
        </table:table-row>
        <table:table-row table:style-name="ro2">
          <table:table-cell office:value-type="float" office:value="105157">
            <text:p>105157</text:p>
          </table:table-cell>
          <table:table-cell office:value-type="string">
            <text:p>U-14</text:p>
          </table:table-cell>
          <table:table-cell office:value-type="string">
            <text:p>Boys</text:p>
          </table:table-cell>
          <table:table-cell office:value-type="string">
            <text:p>Class IV</text:p>
          </table:table-cell>
          <table:table-cell office:value-type="string">
            <text:p>Trav.</text:p>
          </table:table-cell>
          <table:table-cell office:value-type="string">
            <text:p>PA 26</text:p>
          </table:table-cell>
          <table:table-cell office:value-type="string">
            <text:p>Titans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lue/White</text:p>
          </table:table-cell>
          <table:table-cell office:value-type="string">
            <text:p>Philip Walters</text:p>
          </table:table-cell>
          <table:table-cell office:value-type="string">
            <text:p>650-248-8729</text:p>
          </table:table-cell>
          <table:table-cell office:value-type="string">
            <text:p>walterspb@sbcglobal.net</text:p>
          </table:table-cell>
          <table:table-cell table:number-columns-repeated="3"/>
        </table:table-row>
        <table:table-row table:style-name="ro1">
          <table:table-cell office:value-type="float" office:value="105249">
            <text:p>105249</text:p>
          </table:table-cell>
          <table:table-cell office:value-type="string">
            <text:p>U-14</text:p>
          </table:table-cell>
          <table:table-cell office:value-type="string">
            <text:p>Girls</text:p>
          </table:table-cell>
          <table:table-cell office:value-type="string">
            <text:p>Class IV</text:p>
          </table:table-cell>
          <table:table-cell office:value-type="string">
            <text:p>Trav.</text:p>
          </table:table-cell>
          <table:table-cell office:value-type="string">
            <text:p>SC 107</text:p>
          </table:table-cell>
          <table:table-cell office:value-type="string">
            <text:p>Sto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White</text:p>
          </table:table-cell>
          <table:table-cell office:value-type="string">
            <text:p>Randy Friedman</text:p>
          </table:table-cell>
          <table:table-cell office:value-type="string">
            <text:p>415-269-4538</text:p>
          </table:table-cell>
          <table:table-cell office:value-type="string">
            <text:p>ydnarjf@gmail.com</text:p>
          </table:table-cell>
          <table:table-cell table:number-columns-repeated="3"/>
        </table:table-row>
        <table:table-row table:style-name="ro2">
          <table:table-cell office:value-type="float" office:value="105175">
            <text:p>105175</text:p>
          </table:table-cell>
          <table:table-cell office:value-type="string">
            <text:p>U-16</text:p>
          </table:table-cell>
          <table:table-cell office:value-type="string">
            <text:p>Boys</text:p>
          </table:table-cell>
          <table:table-cell office:value-type="string">
            <text:p>Class IV</text:p>
          </table:table-cell>
          <table:table-cell office:value-type="string">
            <text:p>Trav.</text:p>
          </table:table-cell>
          <table:table-cell office:value-type="string">
            <text:p>MV 45</text:p>
          </table:table-cell>
          <table:table-cell office:value-type="string">
            <text:p>Terremotos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Royal Blue/White</text:p>
          </table:table-cell>
          <table:table-cell office:value-type="string">
            <text:p>Raun C. Ortez</text:p>
          </table:table-cell>
          <table:table-cell office:value-type="string">
            <text:p>(650) 669-7706</text:p>
          </table:table-cell>
          <table:table-cell office:value-type="string">
            <text:p>dimmondy@yahoo.com</text:p>
          </table:table-cell>
          <table:table-cell table:number-columns-repeated="3"/>
        </table:table-row>
        <table:table-row table:style-name="ro2">
          <table:table-cell office:value-type="float" office:value="105166">
            <text:p>105166</text:p>
          </table:table-cell>
          <table:table-cell office:value-type="string">
            <text:p>U-10</text:p>
          </table:table-cell>
          <table:table-cell office:value-type="string">
            <text:p>Girls</text:p>
          </table:table-cell>
          <table:table-cell office:value-type="string">
            <text:p>Class IV</text:p>
          </table:table-cell>
          <table:table-cell office:value-type="string">
            <text:p>Trav.</text:p>
          </table:table-cell>
          <table:table-cell office:value-type="string">
            <text:p>Cup. 35</text:p>
          </table:table-cell>
          <table:table-cell office:value-type="string">
            <text:p>Tsunamis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ky Blue</text:p>
          </table:table-cell>
          <table:table-cell office:value-type="string">
            <text:p>Raymond Yin</text:p>
          </table:table-cell>
          <table:table-cell office:value-type="string">
            <text:p>408-250-7539</text:p>
          </table:table-cell>
          <table:table-cell office:value-type="string">
            <text:p>yincpa@gmail.com</text:p>
          </table:table-cell>
          <table:table-cell table:number-columns-repeated="3"/>
        </table:table-row>
        <table:table-row table:style-name="ro1">
          <table:table-cell office:value-type="float" office:value="105177">
            <text:p>105177</text:p>
          </table:table-cell>
          <table:table-cell office:value-type="string">
            <text:p>U-14</text:p>
          </table:table-cell>
          <table:table-cell office:value-type="string">
            <text:p>Girls</text:p>
          </table:table-cell>
          <table:table-cell office:value-type="string">
            <text:p>Class IV</text:p>
          </table:table-cell>
          <table:table-cell office:value-type="string">
            <text:p>Trav.</text:p>
          </table:table-cell>
          <table:table-cell office:value-type="string">
            <text:p>SB 249</text:p>
          </table:table-cell>
          <table:table-cell office:value-type="string">
            <text:p>SSF Demons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Gray/Black</text:p>
          </table:table-cell>
          <table:table-cell office:value-type="string">
            <text:p>Richard Eastwood</text:p>
          </table:table-cell>
          <table:table-cell office:value-type="string">
            <text:p>650-333-4954</text:p>
          </table:table-cell>
          <table:table-cell office:value-type="string">
            <text:p>ricknnval@aol.com</text:p>
          </table:table-cell>
          <table:table-cell table:number-columns-repeated="3"/>
        </table:table-row>
        <table:table-row table:style-name="ro2">
          <table:table-cell office:value-type="float" office:value="105185">
            <text:p>105185</text:p>
          </table:table-cell>
          <table:table-cell office:value-type="string">
            <text:p>U-19</text:p>
          </table:table-cell>
          <table:table-cell office:value-type="string">
            <text:p>Boys</text:p>
          </table:table-cell>
          <table:table-cell office:value-type="string">
            <text:p>Class IV</text:p>
          </table:table-cell>
          <table:table-cell office:value-type="string">
            <text:p>Trav.</text:p>
          </table:table-cell>
          <table:table-cell office:value-type="string">
            <text:p>MV 45</text:p>
          </table:table-cell>
          <table:table-cell office:value-type="string">
            <text:p>Wanderers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Royal Blue/White</text:p>
          </table:table-cell>
          <table:table-cell office:value-type="string">
            <text:p>Richard Murray</text:p>
          </table:table-cell>
          <table:table-cell office:value-type="string">
            <text:p>650-714-3767</text:p>
          </table:table-cell>
          <table:table-cell office:value-type="string">
            <text:p>richardmuzza@aol.com</text:p>
          </table:table-cell>
          <table:table-cell table:number-columns-repeated="3"/>
        </table:table-row>
        <table:table-row table:style-name="ro1">
          <table:table-cell office:value-type="float" office:value="105231">
            <text:p>105231</text:p>
          </table:table-cell>
          <table:table-cell office:value-type="string">
            <text:p>U-10</text:p>
          </table:table-cell>
          <table:table-cell office:value-type="string">
            <text:p>Boys</text:p>
          </table:table-cell>
          <table:table-cell office:value-type="string">
            <text:p>Class IV</text:p>
          </table:table-cell>
          <table:table-cell office:value-type="string">
            <text:p>Trav.</text:p>
          </table:table-cell>
          <table:table-cell office:value-type="string">
            <text:p>Pac 157</text:p>
          </table:table-cell>
          <table:table-cell office:value-type="string">
            <text:p>Piranhas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Orange/Black</text:p>
          </table:table-cell>
          <table:table-cell office:value-type="string">
            <text:p>Richard Zuromski</text:p>
          </table:table-cell>
          <table:table-cell office:value-type="string">
            <text:p>650-392-4981</text:p>
          </table:table-cell>
          <table:table-cell office:value-type="string">
            <text:p>richz4@yahoo.com</text:p>
          </table:table-cell>
          <table:table-cell table:number-columns-repeated="3"/>
        </table:table-row>
        <table:table-row table:style-name="ro1">
          <table:table-cell office:value-type="float" office:value="105224">
            <text:p>105224</text:p>
          </table:table-cell>
          <table:table-cell office:value-type="string">
            <text:p>U-12</text:p>
          </table:table-cell>
          <table:table-cell office:value-type="string">
            <text:p>Boys</text:p>
          </table:table-cell>
          <table:table-cell office:value-type="string">
            <text:p>Class IV</text:p>
          </table:table-cell>
          <table:table-cell office:value-type="string">
            <text:p>Trav.</text:p>
          </table:table-cell>
          <table:table-cell office:value-type="string">
            <text:p>SV 44</text:p>
          </table:table-cell>
          <table:table-cell office:value-type="string">
            <text:p>Warriors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lue/Black Stripes</text:p>
          </table:table-cell>
          <table:table-cell office:value-type="string">
            <text:p>Ridwan Huq</text:p>
          </table:table-cell>
          <table:table-cell office:value-type="string">
            <text:p>408-497-8154</text:p>
          </table:table-cell>
          <table:table-cell office:value-type="string">
            <text:p>huq_ridwan@yahoo.com</text:p>
          </table:table-cell>
          <table:table-cell table:number-columns-repeated="3"/>
        </table:table-row>
        <table:table-row table:style-name="ro1">
          <table:table-cell office:value-type="float" office:value="105193">
            <text:p>105193</text:p>
          </table:table-cell>
          <table:table-cell office:value-type="string">
            <text:p>U-10</text:p>
          </table:table-cell>
          <table:table-cell office:value-type="string">
            <text:p>Boys</text:p>
          </table:table-cell>
          <table:table-cell office:value-type="string">
            <text:p>Class IV</text:p>
          </table:table-cell>
          <table:table-cell office:value-type="string">
            <text:p>Trav.</text:p>
          </table:table-cell>
          <table:table-cell office:value-type="string">
            <text:p>SJ 64</text:p>
          </table:table-cell>
          <table:table-cell office:value-type="string">
            <text:p>Strikers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Red/White Stripes</text:p>
          </table:table-cell>
          <table:table-cell office:value-type="string">
            <text:p>Rob Trujillo</text:p>
          </table:table-cell>
          <table:table-cell office:value-type="string">
            <text:p>408-838-2511</text:p>
          </table:table-cell>
          <table:table-cell office:value-type="string">
            <text:p>robert@dirtmarket.com</text:p>
          </table:table-cell>
          <table:table-cell table:number-columns-repeated="3"/>
        </table:table-row>
        <table:table-row table:style-name="ro1">
          <table:table-cell office:value-type="float" office:value="105189">
            <text:p>105189</text:p>
          </table:table-cell>
          <table:table-cell office:value-type="string">
            <text:p>U-12</text:p>
          </table:table-cell>
          <table:table-cell office:value-type="string">
            <text:p>Boys</text:p>
          </table:table-cell>
          <table:table-cell office:value-type="string">
            <text:p>Class IV</text:p>
          </table:table-cell>
          <table:table-cell office:value-type="string">
            <text:p>Trav.</text:p>
          </table:table-cell>
          <table:table-cell office:value-type="string">
            <text:p>Cup. 35</text:p>
          </table:table-cell>
          <table:table-cell office:value-type="string">
            <text:p>Orange Crushers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Orange</text:p>
          </table:table-cell>
          <table:table-cell office:value-type="string">
            <text:p>Ron Yu</text:p>
          </table:table-cell>
          <table:table-cell office:value-type="string">
            <text:p>650-450-1637</text:p>
          </table:table-cell>
          <table:table-cell office:value-type="string">
            <text:p>ronyu_us@yahoo.com</text:p>
          </table:table-cell>
          <table:table-cell table:number-columns-repeated="3"/>
        </table:table-row>
        <table:table-row table:style-name="ro1">
          <table:table-cell office:value-type="float" office:value="105217">
            <text:p>105217</text:p>
          </table:table-cell>
          <table:table-cell office:value-type="string">
            <text:p>U-14</text:p>
          </table:table-cell>
          <table:table-cell office:value-type="string">
            <text:p>Boys</text:p>
          </table:table-cell>
          <table:table-cell office:value-type="string">
            <text:p>Class IV</text:p>
          </table:table-cell>
          <table:table-cell office:value-type="string">
            <text:p>Trav.</text:p>
          </table:table-cell>
          <table:table-cell office:value-type="string">
            <text:p>MP 109</text:p>
          </table:table-cell>
          <table:table-cell office:value-type="string">
            <text:p>Devils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Red &amp; White</text:p>
          </table:table-cell>
          <table:table-cell office:value-type="string">
            <text:p>Santiago Vitullo</text:p>
          </table:table-cell>
          <table:table-cell office:value-type="string">
            <text:p>650-919-3766</text:p>
          </table:table-cell>
          <table:table-cell office:value-type="string">
            <text:p>sandeses@gmail.com</text:p>
          </table:table-cell>
          <table:table-cell table:number-columns-repeated="3"/>
        </table:table-row>
        <table:table-row table:style-name="ro1">
          <table:table-cell office:value-type="float" office:value="105169">
            <text:p>105169</text:p>
          </table:table-cell>
          <table:table-cell office:value-type="string">
            <text:p>U-12</text:p>
          </table:table-cell>
          <table:table-cell office:value-type="string">
            <text:p>Girls</text:p>
          </table:table-cell>
          <table:table-cell office:value-type="string">
            <text:p>Class IV</text:p>
          </table:table-cell>
          <table:table-cell office:value-type="string">
            <text:p>Trav.</text:p>
          </table:table-cell>
          <table:table-cell office:value-type="string">
            <text:p>MV 45</text:p>
          </table:table-cell>
          <table:table-cell office:value-type="string">
            <text:p>Avalanch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Royal Blue/White</text:p>
          </table:table-cell>
          <table:table-cell office:value-type="string">
            <text:p>Shahram Shamlou</text:p>
          </table:table-cell>
          <table:table-cell office:value-type="string">
            <text:p>650-336-5551</text:p>
          </table:table-cell>
          <table:table-cell office:value-type="string">
            <text:p>smmafi1@yahoo.com</text:p>
          </table:table-cell>
          <table:table-cell table:number-columns-repeated="3"/>
        </table:table-row>
        <table:table-row table:style-name="ro2">
          <table:table-cell office:value-type="float" office:value="105387">
            <text:p>105387</text:p>
          </table:table-cell>
          <table:table-cell office:value-type="string">
            <text:p>U-10</text:p>
          </table:table-cell>
          <table:table-cell office:value-type="string">
            <text:p>Girls</text:p>
          </table:table-cell>
          <table:table-cell office:value-type="string">
            <text:p>Class IV</text:p>
          </table:table-cell>
          <table:table-cell office:value-type="string">
            <text:p>Trav.</text:p>
          </table:table-cell>
          <table:table-cell office:value-type="string">
            <text:p>FC 62</text:p>
          </table:table-cell>
          <table:table-cell office:value-type="string">
            <text:p>United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Royal Blue</text:p>
          </table:table-cell>
          <table:table-cell office:value-type="string">
            <text:p>Shannon Pappas</text:p>
          </table:table-cell>
          <table:table-cell office:value-type="string">
            <text:p>650-766-3017</text:p>
          </table:table-cell>
          <table:table-cell office:value-type="string">
            <text:p>pappas.shannon@gmail.com</text:p>
          </table:table-cell>
          <table:table-cell table:number-columns-repeated="3"/>
        </table:table-row>
        <table:table-row table:style-name="ro1">
          <table:table-cell office:value-type="float" office:value="105161">
            <text:p>105161</text:p>
          </table:table-cell>
          <table:table-cell office:value-type="string">
            <text:p>U-10</text:p>
          </table:table-cell>
          <table:table-cell office:value-type="string">
            <text:p>Boys</text:p>
          </table:table-cell>
          <table:table-cell office:value-type="string">
            <text:p>Class IV</text:p>
          </table:table-cell>
          <table:table-cell office:value-type="string">
            <text:p>Trav.</text:p>
          </table:table-cell>
          <table:table-cell office:value-type="string">
            <text:p>FC 62</text:p>
          </table:table-cell>
          <table:table-cell office:value-type="string">
            <text:p>FC United 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Royal Blue</text:p>
          </table:table-cell>
          <table:table-cell office:value-type="string">
            <text:p>Shirish Gupta</text:p>
          </table:table-cell>
          <table:table-cell office:value-type="string">
            <text:p>650 539-4019</text:p>
          </table:table-cell>
          <table:table-cell office:value-type="string">
            <text:p>sgupta@flashpointlaw.com</text:p>
          </table:table-cell>
          <table:table-cell table:number-columns-repeated="3"/>
        </table:table-row>
        <table:table-row table:style-name="ro1">
          <table:table-cell office:value-type="float" office:value="105186">
            <text:p>105186</text:p>
          </table:table-cell>
          <table:table-cell office:value-type="string">
            <text:p>U-10</text:p>
          </table:table-cell>
          <table:table-cell office:value-type="string">
            <text:p>Boys</text:p>
          </table:table-cell>
          <table:table-cell office:value-type="string">
            <text:p>Class IV</text:p>
          </table:table-cell>
          <table:table-cell office:value-type="string">
            <text:p>Trav.</text:p>
          </table:table-cell>
          <table:table-cell office:value-type="string">
            <text:p>Cup. 35</text:p>
          </table:table-cell>
          <table:table-cell office:value-type="string">
            <text:p>Blue Magic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Royal Blue</text:p>
          </table:table-cell>
          <table:table-cell office:value-type="string">
            <text:p>Sivakumar Budaraju</text:p>
          </table:table-cell>
          <table:table-cell office:value-type="string">
            <text:p>408-242-3192 cell; 408-338-6084 home</text:p>
          </table:table-cell>
          <table:table-cell office:value-type="string">
            <text:p>sivakumar.budaraju@gmail.com</text:p>
          </table:table-cell>
          <table:table-cell table:number-columns-repeated="3"/>
        </table:table-row>
        <table:table-row table:style-name="ro2">
          <table:table-cell office:value-type="float" office:value="105163">
            <text:p>105163</text:p>
          </table:table-cell>
          <table:table-cell office:value-type="string">
            <text:p>U-14</text:p>
          </table:table-cell>
          <table:table-cell office:value-type="string">
            <text:p>Boys</text:p>
          </table:table-cell>
          <table:table-cell office:value-type="string">
            <text:p>Class IV</text:p>
          </table:table-cell>
          <table:table-cell office:value-type="string">
            <text:p>Trav.</text:p>
          </table:table-cell>
          <table:table-cell office:value-type="string">
            <text:p>SJ 64</text:p>
          </table:table-cell>
          <table:table-cell office:value-type="string">
            <text:p>WSJ United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White/Red stripes or Blue/Black stripes</text:p>
          </table:table-cell>
          <table:table-cell office:value-type="string">
            <text:p>Steve Altus</text:p>
          </table:table-cell>
          <table:table-cell office:value-type="string">
            <text:p>408-228-7384</text:p>
          </table:table-cell>
          <table:table-cell office:value-type="string">
            <text:p>coach.steve.ayso64@gmail.com</text:p>
          </table:table-cell>
          <table:table-cell table:number-columns-repeated="3"/>
        </table:table-row>
        <table:table-row table:style-name="ro1">
          <table:table-cell office:value-type="float" office:value="105153">
            <text:p>105153</text:p>
          </table:table-cell>
          <table:table-cell office:value-type="string">
            <text:p>U-10</text:p>
          </table:table-cell>
          <table:table-cell office:value-type="string">
            <text:p>Girls</text:p>
          </table:table-cell>
          <table:table-cell office:value-type="string">
            <text:p>Class IV</text:p>
          </table:table-cell>
          <table:table-cell office:value-type="string">
            <text:p>Trav.</text:p>
          </table:table-cell>
          <table:table-cell office:value-type="string">
            <text:p>MV 45</text:p>
          </table:table-cell>
          <table:table-cell office:value-type="string">
            <text:p>White 4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Royal Blue/White</text:p>
          </table:table-cell>
          <table:table-cell office:value-type="string">
            <text:p>Steve Elich</text:p>
          </table:table-cell>
          <table:table-cell office:value-type="string">
            <text:p>650-472-1599</text:p>
          </table:table-cell>
          <table:table-cell office:value-type="string">
            <text:p>steve.elich@gmail.com</text:p>
          </table:table-cell>
          <table:table-cell table:number-columns-repeated="3"/>
        </table:table-row>
        <table:table-row table:style-name="ro2">
          <table:table-cell office:value-type="float" office:value="105232">
            <text:p>105232</text:p>
          </table:table-cell>
          <table:table-cell office:value-type="string">
            <text:p>U-14</text:p>
          </table:table-cell>
          <table:table-cell office:value-type="string">
            <text:p>Boys</text:p>
          </table:table-cell>
          <table:table-cell office:value-type="string">
            <text:p>Class IV</text:p>
          </table:table-cell>
          <table:table-cell office:value-type="string">
            <text:p>Trav.</text:p>
          </table:table-cell>
          <table:table-cell office:value-type="string">
            <text:p>Mill 145</text:p>
          </table:table-cell>
          <table:table-cell office:value-type="string">
            <text:p>Thunder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avy Blue/Black</text:p>
          </table:table-cell>
          <table:table-cell office:value-type="string">
            <text:p>Steve Russell</text:p>
          </table:table-cell>
          <table:table-cell office:value-type="string">
            <text:p>steverussell3939@gmail.com</text:p>
          </table:table-cell>
          <table:table-cell table:number-columns-repeated="4"/>
        </table:table-row>
        <table:table-row table:style-name="ro1">
          <table:table-cell office:value-type="float" office:value="105191">
            <text:p>105191</text:p>
          </table:table-cell>
          <table:table-cell office:value-type="string">
            <text:p>U-12</text:p>
          </table:table-cell>
          <table:table-cell office:value-type="string">
            <text:p>Girls</text:p>
          </table:table-cell>
          <table:table-cell office:value-type="string">
            <text:p>Class IV</text:p>
          </table:table-cell>
          <table:table-cell office:value-type="string">
            <text:p>Trav.</text:p>
          </table:table-cell>
          <table:table-cell office:value-type="string">
            <text:p>Cup. 35</text:p>
          </table:table-cell>
          <table:table-cell office:value-type="string">
            <text:p>Cyclones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Royal Blue</text:p>
          </table:table-cell>
          <table:table-cell office:value-type="string">
            <text:p>Steven House</text:p>
          </table:table-cell>
          <table:table-cell office:value-type="string">
            <text:p>408-644-1054</text:p>
          </table:table-cell>
          <table:table-cell office:value-type="string">
            <text:p>housest@yahoo.com</text:p>
          </table:table-cell>
          <table:table-cell table:number-columns-repeated="3"/>
        </table:table-row>
        <table:table-row table:style-name="ro1">
          <table:table-cell office:value-type="float" office:value="105209">
            <text:p>105209</text:p>
          </table:table-cell>
          <table:table-cell office:value-type="string">
            <text:p>U-10</text:p>
          </table:table-cell>
          <table:table-cell office:value-type="string">
            <text:p>Boys</text:p>
          </table:table-cell>
          <table:table-cell office:value-type="string">
            <text:p>Class IV</text:p>
          </table:table-cell>
          <table:table-cell office:value-type="string">
            <text:p>Trav.</text:p>
          </table:table-cell>
          <table:table-cell office:value-type="string">
            <text:p>MP 109</text:p>
          </table:table-cell>
          <table:table-cell office:value-type="string">
            <text:p>Avalanche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Red &amp; White</text:p>
          </table:table-cell>
          <table:table-cell office:value-type="string">
            <text:p>Tanya Chamberlain</text:p>
          </table:table-cell>
          <table:table-cell office:value-type="string">
            <text:p>650-207-5336</text:p>
          </table:table-cell>
          <table:table-cell office:value-type="string">
            <text:p>tanyas@stanford.edu</text:p>
          </table:table-cell>
          <table:table-cell table:number-columns-repeated="3"/>
        </table:table-row>
        <table:table-row table:style-name="ro1">
          <table:table-cell office:value-type="float" office:value="105180">
            <text:p>105180</text:p>
          </table:table-cell>
          <table:table-cell office:value-type="string">
            <text:p>U-10</text:p>
          </table:table-cell>
          <table:table-cell office:value-type="string">
            <text:p>Boys</text:p>
          </table:table-cell>
          <table:table-cell office:value-type="string">
            <text:p>Class IV</text:p>
          </table:table-cell>
          <table:table-cell office:value-type="string">
            <text:p>Trav.</text:p>
          </table:table-cell>
          <table:table-cell office:value-type="string">
            <text:p>LA 43</text:p>
          </table:table-cell>
          <table:table-cell office:value-type="string">
            <text:p>Lions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an</text:p>
          </table:table-cell>
          <table:table-cell office:value-type="string">
            <text:p>Thomas Boyd</text:p>
          </table:table-cell>
          <table:table-cell office:value-type="string">
            <text:p>650-619-9011</text:p>
          </table:table-cell>
          <table:table-cell office:value-type="string">
            <text:p>thomas.boyd@gmail.com</text:p>
          </table:table-cell>
          <table:table-cell table:number-columns-repeated="3"/>
        </table:table-row>
        <table:table-row table:style-name="ro1">
          <table:table-cell office:value-type="float" office:value="105223">
            <text:p>105223</text:p>
          </table:table-cell>
          <table:table-cell office:value-type="string">
            <text:p>U-14</text:p>
          </table:table-cell>
          <table:table-cell office:value-type="string">
            <text:p>Girls</text:p>
          </table:table-cell>
          <table:table-cell office:value-type="string">
            <text:p>Class IV</text:p>
          </table:table-cell>
          <table:table-cell office:value-type="string">
            <text:p>Trav.</text:p>
          </table:table-cell>
          <table:table-cell office:value-type="string">
            <text:p>SV 44</text:p>
          </table:table-cell>
          <table:table-cell office:value-type="string">
            <text:p>Demolition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Red/Black Stripes; Blue/Black Stripes</text:p>
          </table:table-cell>
          <table:table-cell office:value-type="string">
            <text:p>Thomas DeFranco</text:p>
          </table:table-cell>
          <table:table-cell office:value-type="string">
            <text:p>408-307-4179</text:p>
          </table:table-cell>
          <table:table-cell office:value-type="string">
            <text:p><text:s/>408-248-9532</text:p>
          </table:table-cell>
          <table:table-cell office:value-type="string">
            <text:p>t.defranco@sbcglobal.net</text:p>
          </table:table-cell>
          <table:table-cell table:number-columns-repeated="2"/>
        </table:table-row>
        <table:table-row table:style-name="ro1">
          <table:table-cell office:value-type="float" office:value="105159">
            <text:p>105159</text:p>
          </table:table-cell>
          <table:table-cell office:value-type="string">
            <text:p>U-10</text:p>
          </table:table-cell>
          <table:table-cell office:value-type="string">
            <text:p>Girls</text:p>
          </table:table-cell>
          <table:table-cell office:value-type="string">
            <text:p>Class IV</text:p>
          </table:table-cell>
          <table:table-cell office:value-type="string">
            <text:p>Trav.</text:p>
          </table:table-cell>
          <table:table-cell office:value-type="string">
            <text:p>PA 26</text:p>
          </table:table-cell>
          <table:table-cell office:value-type="string">
            <text:p>Blue Dragons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lue/White</text:p>
          </table:table-cell>
          <table:table-cell office:value-type="string">
            <text:p>Tim Stitt</text:p>
          </table:table-cell>
          <table:table-cell office:value-type="string">
            <text:p>650-222-0106</text:p>
          </table:table-cell>
          <table:table-cell office:value-type="string">
            <text:p>tim.stitt@vancebrown.com</text:p>
          </table:table-cell>
          <table:table-cell table:number-columns-repeated="3"/>
        </table:table-row>
        <table:table-row table:style-name="ro1">
          <table:table-cell office:value-type="float" office:value="105150">
            <text:p>105150</text:p>
          </table:table-cell>
          <table:table-cell office:value-type="string">
            <text:p>U-12</text:p>
          </table:table-cell>
          <table:table-cell office:value-type="string">
            <text:p>Girls</text:p>
          </table:table-cell>
          <table:table-cell office:value-type="string">
            <text:p>Class IV</text:p>
          </table:table-cell>
          <table:table-cell office:value-type="string">
            <text:p>Trav.</text:p>
          </table:table-cell>
          <table:table-cell office:value-type="string">
            <text:p>Sara. 27</text:p>
          </table:table-cell>
          <table:table-cell office:value-type="string">
            <text:p>Sounders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lue &amp; White</text:p>
          </table:table-cell>
          <table:table-cell office:value-type="string">
            <text:p>Tim White</text:p>
          </table:table-cell>
          <table:table-cell office:value-type="string">
            <text:p>714-606-1828</text:p>
          </table:table-cell>
          <table:table-cell office:value-type="string">
            <text:p>twhite@allcleanhaz.com</text:p>
          </table:table-cell>
          <table:table-cell table:number-columns-repeated="3"/>
        </table:table-row>
        <table:table-row table:style-name="ro2">
          <table:table-cell office:value-type="float" office:value="105204">
            <text:p>105204</text:p>
          </table:table-cell>
          <table:table-cell office:value-type="string">
            <text:p>U-12</text:p>
          </table:table-cell>
          <table:table-cell office:value-type="string">
            <text:p>Boys</text:p>
          </table:table-cell>
          <table:table-cell office:value-type="string">
            <text:p>Class IV</text:p>
          </table:table-cell>
          <table:table-cell office:value-type="string">
            <text:p>Trav.</text:p>
          </table:table-cell>
          <table:table-cell office:value-type="string">
            <text:p>MP 109</text:p>
          </table:table-cell>
          <table:table-cell office:value-type="string">
            <text:p>TBD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Red &amp; White</text:p>
          </table:table-cell>
          <table:table-cell office:value-type="string">
            <text:p>TJ Angioletti</text:p>
          </table:table-cell>
          <table:table-cell office:value-type="string">
            <text:p>650-714-5941</text:p>
          </table:table-cell>
          <table:table-cell office:value-type="string">
            <text:p>tj_angioletti@yahoo.com</text:p>
          </table:table-cell>
          <table:table-cell table:number-columns-repeated="3"/>
        </table:table-row>
        <table:table-row table:style-name="ro1">
          <table:table-cell office:value-type="float" office:value="105149">
            <text:p>105149</text:p>
          </table:table-cell>
          <table:table-cell office:value-type="string">
            <text:p>U-10</text:p>
          </table:table-cell>
          <table:table-cell office:value-type="string">
            <text:p>Girls</text:p>
          </table:table-cell>
          <table:table-cell office:value-type="string">
            <text:p>Class IV</text:p>
          </table:table-cell>
          <table:table-cell office:value-type="string">
            <text:p>Trav.</text:p>
          </table:table-cell>
          <table:table-cell office:value-type="string">
            <text:p>Sara. 27</text:p>
          </table:table-cell>
          <table:table-cell office:value-type="string">
            <text:p>Sharks FC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lue &amp; White</text:p>
          </table:table-cell>
          <table:table-cell office:value-type="string">
            <text:p>Todd Bowersox</text:p>
          </table:table-cell>
          <table:table-cell office:value-type="string">
            <text:p>408-807-0764</text:p>
          </table:table-cell>
          <table:table-cell office:value-type="string">
            <text:p>todd.bowersox@yahoo.com</text:p>
          </table:table-cell>
          <table:table-cell table:number-columns-repeated="3"/>
        </table:table-row>
        <table:table-row table:style-name="ro1">
          <table:table-cell office:value-type="float" office:value="105386">
            <text:p>105386</text:p>
          </table:table-cell>
          <table:table-cell office:value-type="string">
            <text:p>U-14</text:p>
          </table:table-cell>
          <table:table-cell office:value-type="string">
            <text:p>Boys</text:p>
          </table:table-cell>
          <table:table-cell office:value-type="string">
            <text:p>Class IV</text:p>
          </table:table-cell>
          <table:table-cell office:value-type="string">
            <text:p>Trav.</text:p>
          </table:table-cell>
          <table:table-cell office:value-type="string">
            <text:p>Mill 145</text:p>
          </table:table-cell>
          <table:table-cell office:value-type="string">
            <text:p>aboo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Red/White</text:p>
          </table:table-cell>
          <table:table-cell office:value-type="string">
            <text:p>Tom McGee</text:p>
          </table:table-cell>
          <table:table-cell office:value-type="string">
            <text:p>415-297-8308</text:p>
          </table:table-cell>
          <table:table-cell office:value-type="string">
            <text:p>tntmcgee@hotmail.com</text:p>
          </table:table-cell>
          <table:table-cell table:number-columns-repeated="3"/>
        </table:table-row>
        <table:table-row table:style-name="ro1">
          <table:table-cell office:value-type="float" office:value="105238">
            <text:p>105238</text:p>
          </table:table-cell>
          <table:table-cell office:value-type="string">
            <text:p>U-19</text:p>
          </table:table-cell>
          <table:table-cell office:value-type="string">
            <text:p>Girls</text:p>
          </table:table-cell>
          <table:table-cell office:value-type="string">
            <text:p>Class IV</text:p>
          </table:table-cell>
          <table:table-cell office:value-type="string">
            <text:p>Trav.</text:p>
          </table:table-cell>
          <table:table-cell office:value-type="string">
            <text:p>SM 36</text:p>
          </table:table-cell>
          <table:table-cell office:value-type="string">
            <text:p>Athletico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Red/Blue</text:p>
          </table:table-cell>
          <table:table-cell office:value-type="string">
            <text:p>Tom Solorzano</text:p>
          </table:table-cell>
          <table:table-cell office:value-type="string">
            <text:p>650-796-6314</text:p>
          </table:table-cell>
          <table:table-cell office:value-type="string">
            <text:p>tomsolorzano@hotmail.com</text:p>
          </table:table-cell>
          <table:table-cell table:number-columns-repeated="3"/>
        </table:table-row>
        <table:table-row table:style-name="ro1">
          <table:table-cell office:value-type="float" office:value="105154">
            <text:p>105154</text:p>
          </table:table-cell>
          <table:table-cell office:value-type="string">
            <text:p>U-10</text:p>
          </table:table-cell>
          <table:table-cell office:value-type="string">
            <text:p>Girls</text:p>
          </table:table-cell>
          <table:table-cell office:value-type="string">
            <text:p>Class IV</text:p>
          </table:table-cell>
          <table:table-cell office:value-type="string">
            <text:p>Trav.</text:p>
          </table:table-cell>
          <table:table-cell office:value-type="string">
            <text:p>MV 45</text:p>
          </table:table-cell>
          <table:table-cell office:value-type="string">
            <text:p>Lightning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Royal Blue/White</text:p>
          </table:table-cell>
          <table:table-cell office:value-type="string">
            <text:p>Ty Tran</text:p>
          </table:table-cell>
          <table:table-cell office:value-type="string">
            <text:p>408-480-2283</text:p>
          </table:table-cell>
          <table:table-cell office:value-type="string">
            <text:p>tydtran@gmail.com</text:p>
          </table:table-cell>
          <table:table-cell table:number-columns-repeated="3"/>
        </table:table-row>
        <table:table-row table:style-name="ro2">
          <table:table-cell office:value-type="float" office:value="105234">
            <text:p>105234</text:p>
          </table:table-cell>
          <table:table-cell office:value-type="string">
            <text:p>U-14</text:p>
          </table:table-cell>
          <table:table-cell office:value-type="string">
            <text:p>Girls</text:p>
          </table:table-cell>
          <table:table-cell office:value-type="string">
            <text:p>Class IV</text:p>
          </table:table-cell>
          <table:table-cell office:value-type="string">
            <text:p>Trav.</text:p>
          </table:table-cell>
          <table:table-cell office:value-type="string">
            <text:p>Cup. 35</text:p>
          </table:table-cell>
          <table:table-cell office:value-type="string">
            <text:p>TBD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ky Blue</text:p>
          </table:table-cell>
          <table:table-cell office:value-type="string">
            <text:p>Vinod Anupam</text:p>
          </table:table-cell>
          <table:table-cell office:value-type="string">
            <text:p>908-334-7281</text:p>
          </table:table-cell>
          <table:table-cell office:value-type="string">
            <text:p>anupam@anexas.com</text:p>
          </table:table-cell>
          <table:table-cell table:number-columns-repeated="3"/>
        </table:table-row>
        <table:table-row table:style-name="ro1">
          <table:table-cell office:value-type="float" office:value="105173">
            <text:p>105173</text:p>
          </table:table-cell>
          <table:table-cell office:value-type="string">
            <text:p>U-12</text:p>
          </table:table-cell>
          <table:table-cell office:value-type="string">
            <text:p>Boys</text:p>
          </table:table-cell>
          <table:table-cell office:value-type="string">
            <text:p>Class IV</text:p>
          </table:table-cell>
          <table:table-cell office:value-type="string">
            <text:p>Trav.</text:p>
          </table:table-cell>
          <table:table-cell office:value-type="string">
            <text:p>Cup. 35</text:p>
          </table:table-cell>
          <table:table-cell office:value-type="string">
            <text:p>Blue Up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lue</text:p>
          </table:table-cell>
          <table:table-cell office:value-type="string">
            <text:p>Yuchen Liu</text:p>
          </table:table-cell>
          <table:table-cell office:value-type="string">
            <text:p>408-218-6510</text:p>
          </table:table-cell>
          <table:table-cell office:value-type="string">
            <text:p>rayneliu@gmail.com</text:p>
          </table:table-cell>
          <table:table-cell table:number-columns-repeated="3"/>
        </table:table-row>
      </table:table>
      <table:table table:name="Sheet1" table:style-name="ta1">
        <table:table-column table:style-name="co16" table:default-cell-style-name="Default"/>
        <table:table-row table:style-name="ro3">
          <table:table-cell/>
        </table:table-row>
      </table:table>
      <table:table table:name="Sheet2" table:style-name="ta1">
        <table:table-column table:style-name="co16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16" table:default-cell-style-name="Default"/>
        <table:table-row table:style-name="ro3">
          <table:table-cell/>
        </table:table-row>
      </table:table>
      <table:named-expressions/>
      <table:database-ranges>
        <table:database-range table:name="__Anonymous_Sheet_DB__0" table:target-range-address="Sheet1_3.A1:Sheet1_3.P126" table:contains-header="false">
          <table:sort>
            <table:sort-by table:field-number="1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im Ostrowski</meta:initial-creator>
    <meta:creation-date>2015-02-18T11:57:27</meta:creation-date>
    <dc:date>2015-02-20T20:34:18</dc:date>
    <dc:creator>Jim Ostrowski</dc:creator>
    <meta:editing-duration>P2DT8H9M54S</meta:editing-duration>
    <meta:editing-cycles>1</meta:editing-cycles>
    <meta:document-statistic meta:table-count="4" meta:cell-count="1644" meta:object-count="0"/>
    <meta:generator>LibreOffice/3.5$Linux_X86_64 LibreOffice_project/350m1$Build-2</meta:generator>
  </office:meta>
</office:document-meta>
</file>